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0" style:family="table-cell" style:parent-style-name="Default" style:data-style-name="N15"/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/>
    </style:style>
    <style:style style:name="ce19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top"/>
      <style:text-properties fo:color="#FF0000"/>
    </style:style>
    <style:style style:name="ce21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E2EFDA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none" fo:border-bottom="none" fo:border-left="none" fo:border-right="2pt solid #000000" style:vertical-align="middle" fo:wrap-option="wrap" fo:background-color="#FBEFF9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6E0B4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none" fo:border-bottom="thin solid #000000" fo:border-left="thick solid #000000" fo:border-right="none" style:vertical-align="middle" style:repeat-content="false"/>
      <style:paragraph-properties fo:text-align="center"/>
      <style:text-properties fo:color="#FF0000"/>
    </style:style>
    <style:style style:name="ce27" style:family="table-cell" style:parent-style-name="Default" style:data-style-name="N36">
      <style:table-cell-properties fo:border-top="none" fo:border-bottom="2pt solid #000000" fo:border-left="none" fo:border-right="2pt solid #000000" style:vertical-align="middle" fo:wrap-option="wrap" fo:background-color="#FBEFF9" style:repeat-content="false"/>
      <style:paragraph-properties fo:text-align="center"/>
    </style:style>
    <style:style style:name="ce28" style:family="table-cell" style:parent-style-name="Default" style:data-style-name="N0">
      <style:text-properties fo:color="#FF0000"/>
    </style:style>
    <style:style style:name="ce29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7E6E6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A9D08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4C6E7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B4C6E7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38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41" style:family="table-cell" style:parent-style-name="Default" style:data-style-name="N2">
      <style:table-cell-properties fo:border="thin solid #000000" style:vertical-align="middle" fo:background-color="#FFE699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15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15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37"/>
    <style:style style:name="ce5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51" style:family="table-cell" style:parent-style-name="Default" style:data-style-name="N15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36">
      <style:table-cell-properties fo:border="thin solid #000000" style:vertical-align="automatic" fo:background-color="#F8D3FB" style:repeat-content="false"/>
      <style:paragraph-properties fo:text-align="center"/>
    </style:style>
    <style:style style:name="ce58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60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62" style:family="table-cell" style:parent-style-name="Default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63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/>
    </style:style>
    <style:style style:name="ce6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65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D9E1F2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6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8" style:family="table-cell" style:parent-style-name="Default" style:data-style-name="N36"/>
    <style:style style:name="ce69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70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2" style:family="table-cell" style:parent-style-name="Default" style:data-style-name="N36">
      <style:table-cell-properties style:vertical-align="middle" fo:wrap-option="wrap" fo:background-color="#FBEFF9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FF0000"/>
    </style:style>
    <style:style style:name="ce74" style:family="table-cell" style:parent-style-name="Default" style:data-style-name="N0">
      <style:table-cell-properties style:vertical-align="automatic"/>
    </style:style>
    <style:style style:name="ce75" style:family="table-cell" style:parent-style-name="Default" style:data-style-name="N36">
      <style:table-cell-properties style:vertical-align="automatic"/>
    </style:style>
    <style:style style:name="ce76" style:family="table-cell" style:parent-style-name="Default" style:data-style-name="N36">
      <style:table-cell-properties style:vertical-align="middle" fo:background-color="#FBEFF9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fo:background-color="#A9D08E" style:repeat-content="false"/>
      <style:paragraph-properties fo:text-align="center"/>
    </style:style>
    <style:style style:name="ce78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79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80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8442708333333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873125cm" style:use-optimal-column-width="true"/>
    </style:style>
    <style:style style:name="co10" style:family="table-column">
      <style:table-column-properties fo:break-before="auto" style:column-width="2.619375cm" style:use-optimal-column-width="true"/>
    </style:style>
    <style:style style:name="co11" style:family="table-column">
      <style:table-column-properties fo:break-before="auto" style:column-width="2.32833333333333cm" style:use-optimal-column-width="true"/>
    </style:style>
    <style:style style:name="co12" style:family="table-column">
      <style:table-column-properties fo:break-before="auto" style:column-width="2.88395833333333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f_Timing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5"/>
        <table:table-column table:style-name="co10" table:default-cell-style-name="ce6"/>
        <table:table-column table:style-name="co4" table:default-cell-style-name="ce6"/>
        <table:table-column table:style-name="co11" table:default-cell-style-name="ce1"/>
        <table:table-column table:style-name="co8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office:value-type="string" table:style-name="ce7">
            <text:p>Step 3a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3"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2">
          <table:table-cell/>
          <table:table-cell table:style-name="ce1"/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3"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3.6721900000000001" table:style-name="ce2">
            <text:p>3.67219</text:p>
          </table:table-cell>
          <table:table-cell table:style-name="ce2"/>
          <table:table-cell table:style-name="ce3"/>
          <table:table-cell table:style-name="ce4"/>
          <table:table-cell table:number-columns-repeated="3"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-7.9237200000000001E-5" table:style-name="ce11">
            <text:p>-7.92E-005</text:p>
          </table:table-cell>
          <table:table-cell table:style-name="ce2"/>
          <table:table-cell table:style-name="ce3"/>
          <table:table-cell office:value-type="string" table:number-columns-spanned="3" table:number-rows-spanned="1" table:style-name="ce57">
            <text:p>Curve Fit</text:p>
          </table:table-cell>
          <table:covered-table-cell table:number-columns-repeated="2"/>
          <table:table-cell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2 =</text:p>
          </table:table-cell>
          <table:table-cell office:value-type="float" office:value="2.53377E-9" table:style-name="ce2">
            <text:p>2.53377E-09</text:p>
          </table:table-cell>
          <table:table-cell table:style-name="ce2"/>
          <table:table-cell table:style-name="ce3"/>
          <table:table-cell office:value-type="string" table:number-columns-spanned="3" table:number-rows-spanned="1" table:style-name="ce58">
            <text:p><text:s text:c="2"/>= C0+C1*N^1+C2*n^2</text:p>
          </table:table-cell>
          <table:covered-table-cell table:number-columns-repeated="2"/>
          <table:table-cell table:number-columns-repeated="2" table:style-name="ce3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office:value-type="string" table:number-columns-spanned="2" table:number-rows-spanned="1" table:style-name="ce59">
            <text:p><text:s/>C''' for O(N^2) =<text:s/></text:p>
          </table:table-cell>
          <table:covered-table-cell/>
          <table:table-cell office:value-type="float" office:value="3.03377E-9" table:formula="of:=[.F6]+0.0000000005" table:style-name="ce2">
            <text:p>3.03377E-09</text:p>
          </table:table-cell>
          <table:table-cell table:style-name="ce2"/>
          <table:table-cell table:style-name="ce12"/>
          <table:table-cell office:value-type="string" table:number-columns-spanned="3" table:number-rows-spanned="1" table:style-name="ce60">
            <text:p><text:s/>=(G14*$F$6)+(F14*$F$5)+$F$4</text:p>
          </table:table-cell>
          <table:covered-table-cell table:number-columns-repeated="2"/>
          <table:table-cell table:style-name="ce13"/>
          <table:table-cell table:style-name="ce14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5"/>
          <table:table-cell table:number-columns-repeated="2" table:style-name="ce2"/>
          <table:table-cell table:style-name="ce12"/>
          <table:table-cell table:number-columns-repeated="3" table:style-name="ce16"/>
          <table:table-cell table:style-name="ce13"/>
          <table:table-cell table:style-name="ce14"/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table:style-name="ce2"/>
          <table:table-cell table:style-name="ce17"/>
          <table:table-cell table:number-columns-repeated="4" table:style-name="ce2"/>
          <table:table-cell table:number-columns-repeated="2" table:style-name="ce4"/>
          <table:table-cell office:value-type="string" table:number-columns-spanned="7" table:number-rows-spanned="1" table:style-name="ce61">
            <text:p>Simulate to find the C''' with N^2 <text:s/>to show O(N^2)</text:p>
          </table:table-cell>
          <table:covered-table-cell table:number-columns-repeated="6"/>
          <table:table-cell table:number-columns-repeated="16367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18">
            <text:p>Step 2</text:p>
          </table:table-cell>
          <table:table-cell table:style-name="ce19"/>
          <table:table-cell table:number-columns-repeated="2" table:style-name="ce2"/>
          <table:table-cell table:style-name="ce3"/>
          <table:table-cell table:style-name="ce4"/>
          <table:table-cell table:style-name="ce1"/>
          <table:table-cell office:value-type="string" table:number-columns-spanned="4" table:number-rows-spanned="3" table:style-name="ce62">
            <text:p>Step 5</text:p>
          </table:table-cell>
          <table:covered-table-cell table:number-columns-repeated="3"/>
          <table:table-cell table:style-name="ce20"/>
          <table:table-cell office:value-type="string" table:style-name="ce21">
            <text:p>Step 6</text:p>
          </table:table-cell>
          <table:table-cell table:number-columns-repeated="16368" table:style-name="ce1"/>
        </table:table-row>
        <table:table-row table:style-name="ro5">
          <table:table-cell/>
          <table:table-cell table:style-name="ce1"/>
          <table:table-cell table:style-name="ce2"/>
          <table:table-cell office:value-type="string" table:style-name="ce22">
            <text:p>y`</text:p>
          </table:table-cell>
          <table:table-cell office:value-type="string" table:number-columns-spanned="3" table:number-rows-spanned="1" table:style-name="ce63">
            <text:p>Step 1b</text:p>
          </table:table-cell>
          <table:covered-table-cell table:number-columns-repeated="2"/>
          <table:table-cell table:style-name="ce3"/>
          <table:table-cell table:style-name="ce4"/>
          <table:table-cell table:style-name="ce1"/>
          <table:covered-table-cell/>
          <table:covered-table-cell table:number-columns-repeated="3"/>
          <table:table-cell office:value-type="string" table:style-name="ce23">
            <text:p>Simulated</text:p>
          </table:table-cell>
          <table:table-cell office:value-type="string" table:number-columns-spanned="1" table:number-rows-spanned="2" table:style-name="ce64">
            <text:p><text:s/>BigO</text:p>
          </table:table-cell>
          <table:table-cell office:value-type="string" table:style-name="ce24">
            <text:p><text:s/>Step 7</text:p>
          </table:table-cell>
          <table:table-cell table:number-columns-repeated="16367"/>
        </table:table-row>
        <table:table-row table:style-name="ro4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5">
            <text:p>f.dat file</text:p>
          </table:table-cell>
          <table:table-cell office:value-type="string" table:number-columns-spanned="3" table:number-rows-spanned="1" table:style-name="ce65">
            <text:p>r.dat file</text:p>
          </table:table-cell>
          <table:covered-table-cell table:number-columns-repeated="2"/>
          <table:table-cell office:value-type="string" table:style-name="ce26">
            <text:p>Step 4</text:p>
          </table:table-cell>
          <table:table-cell table:style-name="ce4"/>
          <table:table-cell table:style-name="ce1"/>
          <table:covered-table-cell/>
          <table:covered-table-cell table:number-columns-repeated="3"/>
          <table:table-cell office:value-type="string" table:style-name="ce27">
            <text:p>Time</text:p>
          </table:table-cell>
          <table:covered-table-cell/>
          <table:table-cell office:value-type="string" table:style-name="ce28">
            <text:p><text:s/>= BigO-Simulated</text:p>
          </table:table-cell>
          <table:table-cell table:number-columns-repeated="16367"/>
        </table:table-row>
        <table:table-row table:style-name="ro6">
          <table:table-cell/>
          <table:table-cell office:value-type="string" table:style-name="ce29">
            <text:p>Count</text:p>
          </table:table-cell>
          <table:table-cell office:value-type="string" table:style-name="ce30">
            <text:p>N</text:p>
          </table:table-cell>
          <table:table-cell office:value-type="string" table:style-name="ce31">
            <text:p>Time(secs)</text:p>
          </table:table-cell>
          <table:table-cell office:value-type="string" table:style-name="ce32">
            <text:p>N^0</text:p>
          </table:table-cell>
          <table:table-cell office:value-type="string" table:style-name="ce33">
            <text:p>N^1</text:p>
          </table:table-cell>
          <table:table-cell office:value-type="string" table:style-name="ce34">
            <text:p>N^2</text:p>
          </table:table-cell>
          <table:table-cell office:value-type="string" table:style-name="ce35">
            <text:p>Curve Fit</text:p>
          </table:table-cell>
          <table:table-cell table:style-name="ce4"/>
          <table:table-cell table:style-name="ce1"/>
          <table:table-cell office:value-type="string" table:style-name="ce36">
            <text:p>Count</text:p>
          </table:table-cell>
          <table:table-cell office:value-type="string" table:style-name="ce37">
            <text:p>N^0</text:p>
          </table:table-cell>
          <table:table-cell office:value-type="string" table:style-name="ce37">
            <text:p>N = N^1</text:p>
          </table:table-cell>
          <table:table-cell office:value-type="string" table:style-name="ce38">
            <text:p>N^2</text:p>
          </table:table-cell>
          <table:table-cell office:value-type="string" table:style-name="ce39">
            <text:p>Curve Fit</text:p>
          </table:table-cell>
          <table:table-cell office:value-type="string" table:style-name="ce40">
            <text:p>C'''*g(N^2)</text:p>
          </table:table-cell>
          <table:table-cell office:value-type="string" table:style-name="ce41">
            <text:p>Deviation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style-name="ce42">
            <text:p>1</text:p>
          </table:table-cell>
          <table:table-cell office:value-type="float" office:value="40000" table:style-name="ce43">
            <text:p>40000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40000" table:formula="of:=[.C14]" table:style-name="ce46">
            <text:p>40000</text:p>
          </table:table-cell>
          <table:table-cell office:value-type="float" office:value="1600000000" table:formula="of:=[.F14]*[.F14]" table:style-name="ce47">
            <text:p>1.60E+09</text:p>
          </table:table-cell>
          <table:table-cell office:value-type="float" office:value="4.5567340000000005" table:formula="of:=([.G14]*[.$F$6])+([.F14]*[.$F$5])+[.$F$4]" table:style-name="ce48">
            <text:p>4.56E+00</text:p>
          </table:table-cell>
          <table:table-cell table:style-name="ce4"/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000" table:style-name="ce5">
            <text:p>40000</text:p>
          </table:table-cell>
          <table:table-cell office:value-type="float" office:value="1600000000" table:formula="of:=[.M14]*[.M14]" table:style-name="ce6">
            <text:p>1.60E+09</text:p>
          </table:table-cell>
          <table:table-cell office:value-type="float" office:value="4.5567340000000005" table:formula="of:=[.N14]*[.$F$6]+[.M14]*[.$F$5]+[.$F$4]" table:style-name="ce6">
            <text:p>4.56E+00</text:p>
          </table:table-cell>
          <table:table-cell office:value-type="float" office:value="4.8540320000000001" table:formula="of:=[.$F$7]*[.N14]" table:style-name="ce49">
            <text:p>4.85E+000</text:p>
          </table:table-cell>
          <table:table-cell office:value-type="float" office:value="0.29729799999999962" table:formula="of:=[.P14]-[.O14]" table:style-name="ce50">
            <text:p>2.97E-0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" table:style-name="ce42">
            <text:p>2</text:p>
          </table:table-cell>
          <table:table-cell office:value-type="float" office:value="60000" table:formula="of:=[.C14]+20000" table:style-name="ce43">
            <text:p>60000</text:p>
          </table:table-cell>
          <table:table-cell office:value-type="float" office:value="8" table:style-name="ce44">
            <text:p>8</text:p>
          </table:table-cell>
          <table:table-cell office:value-type="float" office:value="1" table:style-name="ce44">
            <text:p>1</text:p>
          </table:table-cell>
          <table:table-cell office:value-type="float" office:value="60000" table:formula="of:=[.C15]" table:style-name="ce2">
            <text:p>60000</text:p>
          </table:table-cell>
          <table:table-cell office:value-type="float" office:value="3600000000" table:formula="of:=[.F15]*[.F15]" table:style-name="ce51">
            <text:p>3.60E+09</text:p>
          </table:table-cell>
          <table:table-cell office:value-type="float" office:value="8.039530000000001" table:formula="of:=([.G15]*[.$F$6])+([.F15]*[.$F$5])+[.$F$4]" table:style-name="ce48">
            <text:p>8.04E+00</text:p>
          </table:table-cell>
          <table:table-cell table:style-name="ce4"/>
          <table:table-cell table:style-name="ce5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5000" table:style-name="ce5">
            <text:p>45000</text:p>
          </table:table-cell>
          <table:table-cell office:value-type="float" office:value="2025000000" table:formula="of:=[.M15]*[.M15]" table:style-name="ce6">
            <text:p>2.03E+09</text:p>
          </table:table-cell>
          <table:table-cell office:value-type="float" office:value="5.2374002500000003" table:formula="of:=[.N15]*[.$F$6]+[.M15]*[.$F$5]+[.$F$4]" table:style-name="ce6">
            <text:p>5.24E+00</text:p>
          </table:table-cell>
          <table:table-cell office:value-type="float" office:value="6.1433842499999995" table:formula="of:=[.$F$7]*[.N15]" table:style-name="ce49">
            <text:p>6.14E+000</text:p>
          </table:table-cell>
          <table:table-cell office:value-type="float" office:value="0.90598399999999923" table:formula="of:=[.P15]-[.O15]" table:style-name="ce50">
            <text:p>9.06E-0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" table:style-name="ce42">
            <text:p>3</text:p>
          </table:table-cell>
          <table:table-cell office:value-type="float" office:value="80000" table:formula="of:=[.C15]+20000" table:style-name="ce43">
            <text:p>80000</text:p>
          </table:table-cell>
          <table:table-cell office:value-type="float" office:value="14" table:style-name="ce44">
            <text:p>14</text:p>
          </table:table-cell>
          <table:table-cell office:value-type="float" office:value="1" table:style-name="ce44">
            <text:p>1</text:p>
          </table:table-cell>
          <table:table-cell office:value-type="float" office:value="80000" table:formula="of:=[.C16]" table:style-name="ce2">
            <text:p>80000</text:p>
          </table:table-cell>
          <table:table-cell office:value-type="float" office:value="6400000000" table:formula="of:=[.F16]*[.F16]" table:style-name="ce51">
            <text:p>6.40E+09</text:p>
          </table:table-cell>
          <table:table-cell office:value-type="float" office:value="13.549342000000003" table:formula="of:=([.G16]*[.$F$6])+([.F16]*[.$F$5])+[.$F$4]" table:style-name="ce48">
            <text:p>1.35E+01</text:p>
          </table:table-cell>
          <table:table-cell table:style-name="ce4"/>
          <table:table-cell table:style-name="ce1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0000" table:style-name="ce5">
            <text:p>50000</text:p>
          </table:table-cell>
          <table:table-cell office:value-type="float" office:value="2500000000" table:formula="of:=[.M16]*[.M16]" table:style-name="ce6">
            <text:p>2.50E+09</text:p>
          </table:table-cell>
          <table:table-cell office:value-type="float" office:value="6.0447550000000003" table:formula="of:=[.N16]*[.$F$6]+[.M16]*[.$F$5]+[.$F$4]" table:style-name="ce6">
            <text:p>6.04E+00</text:p>
          </table:table-cell>
          <table:table-cell office:value-type="float" office:value="7.5844249999999995" table:formula="of:=[.$F$7]*[.N16]" table:style-name="ce49">
            <text:p>7.58E+000</text:p>
          </table:table-cell>
          <table:table-cell office:value-type="float" office:value="1.5396699999999992" table:formula="of:=[.P16]-[.O16]" table:style-name="ce50">
            <text:p>1.54E+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" table:style-name="ce42">
            <text:p>4</text:p>
          </table:table-cell>
          <table:table-cell office:value-type="float" office:value="100000" table:formula="of:=[.C16]+20000" table:style-name="ce43">
            <text:p>100000</text:p>
          </table:table-cell>
          <table:table-cell office:value-type="float" office:value="22" table:style-name="ce44">
            <text:p>22</text:p>
          </table:table-cell>
          <table:table-cell office:value-type="float" office:value="1" table:style-name="ce44">
            <text:p>1</text:p>
          </table:table-cell>
          <table:table-cell office:value-type="float" office:value="100000" table:formula="of:=[.C17]" table:style-name="ce2">
            <text:p>100000</text:p>
          </table:table-cell>
          <table:table-cell office:value-type="float" office:value="10000000000" table:formula="of:=[.F17]*[.F17]" table:style-name="ce51">
            <text:p>1.00E+10</text:p>
          </table:table-cell>
          <table:table-cell office:value-type="float" office:value="21.086170000000003" table:formula="of:=([.G17]*[.$F$6])+([.F17]*[.$F$5])+[.$F$4]" table:style-name="ce48">
            <text:p>2.11E+01</text:p>
          </table:table-cell>
          <table:table-cell table:style-name="ce4"/>
          <table:table-cell table:style-name="ce1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5000" table:style-name="ce5">
            <text:p>55000</text:p>
          </table:table-cell>
          <table:table-cell office:value-type="float" office:value="3025000000" table:formula="of:=[.M17]*[.M17]" table:style-name="ce6">
            <text:p>3.03E+09</text:p>
          </table:table-cell>
          <table:table-cell office:value-type="float" office:value="6.9787982500000005" table:formula="of:=[.N17]*[.$F$6]+[.M17]*[.$F$5]+[.$F$4]" table:style-name="ce6">
            <text:p>6.98E+00</text:p>
          </table:table-cell>
          <table:table-cell office:value-type="float" office:value="9.1771542499999992" table:formula="of:=[.$F$7]*[.N17]" table:style-name="ce49">
            <text:p>9.18E+000</text:p>
          </table:table-cell>
          <table:table-cell office:value-type="float" office:value="2.1983559999999986" table:formula="of:=[.P17]-[.O17]" table:style-name="ce50">
            <text:p>2.20E+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" table:style-name="ce42">
            <text:p>5</text:p>
          </table:table-cell>
          <table:table-cell office:value-type="float" office:value="120000" table:formula="of:=[.C17]+20000" table:style-name="ce43">
            <text:p>120000</text:p>
          </table:table-cell>
          <table:table-cell office:value-type="float" office:value="31" table:style-name="ce44">
            <text:p>31</text:p>
          </table:table-cell>
          <table:table-cell office:value-type="float" office:value="1" table:style-name="ce44">
            <text:p>1</text:p>
          </table:table-cell>
          <table:table-cell office:value-type="float" office:value="120000" table:formula="of:=[.C18]" table:style-name="ce2">
            <text:p>120000</text:p>
          </table:table-cell>
          <table:table-cell office:value-type="float" office:value="14400000000" table:formula="of:=[.F18]*[.F18]" table:style-name="ce53">
            <text:p>14400000000</text:p>
          </table:table-cell>
          <table:table-cell office:value-type="float" office:value="30.650014000000002" table:formula="of:=([.G18]*[.$F$6])+([.F18]*[.$F$5])+[.$F$4]" table:style-name="ce48">
            <text:p>3.07E+01</text:p>
          </table:table-cell>
          <table:table-cell table:style-name="ce4"/>
          <table:table-cell table:style-name="ce1"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60000" table:style-name="ce5">
            <text:p>60000</text:p>
          </table:table-cell>
          <table:table-cell office:value-type="float" office:value="3600000000" table:formula="of:=[.M18]*[.M18]" table:style-name="ce6">
            <text:p>3.60E+09</text:p>
          </table:table-cell>
          <table:table-cell office:value-type="float" office:value="8.039530000000001" table:formula="of:=[.N18]*[.$F$6]+[.M18]*[.$F$5]+[.$F$4]" table:style-name="ce6">
            <text:p>8.04E+00</text:p>
          </table:table-cell>
          <table:table-cell office:value-type="float" office:value="10.921571999999999" table:formula="of:=[.$F$7]*[.N18]" table:style-name="ce49">
            <text:p>1.09E+001</text:p>
          </table:table-cell>
          <table:table-cell office:value-type="float" office:value="2.8820419999999984" table:formula="of:=[.P18]-[.O18]" table:style-name="ce50">
            <text:p>2.88E+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" table:style-name="ce42">
            <text:p>6</text:p>
          </table:table-cell>
          <table:table-cell office:value-type="float" office:value="140000" table:formula="of:=[.C18]+20000" table:style-name="ce43">
            <text:p>140000</text:p>
          </table:table-cell>
          <table:table-cell office:value-type="float" office:value="42" table:style-name="ce44">
            <text:p>42</text:p>
          </table:table-cell>
          <table:table-cell office:value-type="float" office:value="1" table:style-name="ce44">
            <text:p>1</text:p>
          </table:table-cell>
          <table:table-cell office:value-type="float" office:value="140000" table:formula="of:=[.C19]" table:style-name="ce2">
            <text:p>140000</text:p>
          </table:table-cell>
          <table:table-cell office:value-type="float" office:value="19600000000" table:formula="of:=[.F19]*[.F19]" table:style-name="ce53">
            <text:p>19600000000</text:p>
          </table:table-cell>
          <table:table-cell office:value-type="float" office:value="42.240874000000005" table:formula="of:=([.G19]*[.$F$6])+([.F19]*[.$F$5])+[.$F$4]" table:style-name="ce48">
            <text:p>4.22E+01</text:p>
          </table:table-cell>
          <table:table-cell table:style-name="ce4"/>
          <table:table-cell table:style-name="ce1"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5000" table:style-name="ce5">
            <text:p>65000</text:p>
          </table:table-cell>
          <table:table-cell office:value-type="float" office:value="4225000000" table:formula="of:=[.M19]*[.M19]" table:style-name="ce6">
            <text:p>4.23E+09</text:p>
          </table:table-cell>
          <table:table-cell office:value-type="float" office:value="9.2269502499999998" table:formula="of:=[.N19]*[.$F$6]+[.M19]*[.$F$5]+[.$F$4]" table:style-name="ce6">
            <text:p>9.23E+00</text:p>
          </table:table-cell>
          <table:table-cell office:value-type="float" office:value="12.81767825" table:formula="of:=[.$F$7]*[.N19]" table:style-name="ce49">
            <text:p>1.28E+001</text:p>
          </table:table-cell>
          <table:table-cell office:value-type="float" office:value="3.5907280000000004" table:formula="of:=[.P19]-[.O19]" table:style-name="ce50">
            <text:p>3.59E+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" table:style-name="ce42">
            <text:p>7</text:p>
          </table:table-cell>
          <table:table-cell office:value-type="float" office:value="160000" table:formula="of:=[.C19]+20000" table:style-name="ce43">
            <text:p>160000</text:p>
          </table:table-cell>
          <table:table-cell office:value-type="float" office:value="55" table:style-name="ce44">
            <text:p>55</text:p>
          </table:table-cell>
          <table:table-cell office:value-type="float" office:value="1" table:style-name="ce44">
            <text:p>1</text:p>
          </table:table-cell>
          <table:table-cell office:value-type="float" office:value="160000" table:formula="of:=[.C20]" table:style-name="ce2">
            <text:p>160000</text:p>
          </table:table-cell>
          <table:table-cell office:value-type="float" office:value="25600000000" table:formula="of:=[.F20]*[.F20]" table:style-name="ce53">
            <text:p>25600000000</text:p>
          </table:table-cell>
          <table:table-cell office:value-type="float" office:value="55.858750000000008" table:formula="of:=([.G20]*[.$F$6])+([.F20]*[.$F$5])+[.$F$4]" table:style-name="ce48">
            <text:p>5.59E+01</text:p>
          </table:table-cell>
          <table:table-cell table:style-name="ce4"/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70000" table:style-name="ce5">
            <text:p>70000</text:p>
          </table:table-cell>
          <table:table-cell office:value-type="float" office:value="4900000000" table:formula="of:=[.M20]*[.M20]" table:style-name="ce6">
            <text:p>4.90E+09</text:p>
          </table:table-cell>
          <table:table-cell office:value-type="float" office:value="10.541059000000001" table:formula="of:=[.N20]*[.$F$6]+[.M20]*[.$F$5]+[.$F$4]" table:style-name="ce6">
            <text:p>1.05E+01</text:p>
          </table:table-cell>
          <table:table-cell office:value-type="float" office:value="14.865473" table:formula="of:=[.$F$7]*[.N20]" table:style-name="ce49">
            <text:p>1.49E+001</text:p>
          </table:table-cell>
          <table:table-cell office:value-type="float" office:value="4.3244139999999991" table:formula="of:=[.P20]-[.O20]" table:style-name="ce50">
            <text:p>4.32E+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42">
            <text:p>8</text:p>
          </table:table-cell>
          <table:table-cell office:value-type="float" office:value="180000" table:formula="of:=[.C20]+20000" table:style-name="ce43">
            <text:p>180000</text:p>
          </table:table-cell>
          <table:table-cell office:value-type="float" office:value="70" table:style-name="ce44">
            <text:p>70</text:p>
          </table:table-cell>
          <table:table-cell office:value-type="float" office:value="1" table:style-name="ce44">
            <text:p>1</text:p>
          </table:table-cell>
          <table:table-cell office:value-type="float" office:value="180000" table:formula="of:=[.C21]" table:style-name="ce2">
            <text:p>180000</text:p>
          </table:table-cell>
          <table:table-cell office:value-type="float" office:value="32400000000" table:formula="of:=[.F21]*[.F21]" table:style-name="ce53">
            <text:p>32400000000</text:p>
          </table:table-cell>
          <table:table-cell office:value-type="float" office:value="71.503641999999999" table:formula="of:=([.G21]*[.$F$6])+([.F21]*[.$F$5])+[.$F$4]" table:style-name="ce48">
            <text:p>7.15E+01</text:p>
          </table:table-cell>
          <table:table-cell table:style-name="ce4"/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75000" table:style-name="ce5">
            <text:p>75000</text:p>
          </table:table-cell>
          <table:table-cell office:value-type="float" office:value="5625000000" table:formula="of:=[.M21]*[.M21]" table:style-name="ce6">
            <text:p>5.63E+09</text:p>
          </table:table-cell>
          <table:table-cell office:value-type="float" office:value="11.98185625" table:formula="of:=[.N21]*[.$F$6]+[.M21]*[.$F$5]+[.$F$4]" table:style-name="ce6">
            <text:p>1.20E+01</text:p>
          </table:table-cell>
          <table:table-cell office:value-type="float" office:value="17.064956249999998" table:formula="of:=[.$F$7]*[.N21]" table:style-name="ce49">
            <text:p>1.71E+001</text:p>
          </table:table-cell>
          <table:table-cell office:value-type="float" office:value="5.0830999999999982" table:formula="of:=[.P21]-[.O21]" table:style-name="ce50">
            <text:p>5.08E+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" table:style-name="ce42">
            <text:p>9</text:p>
          </table:table-cell>
          <table:table-cell office:value-type="float" office:value="200000" table:formula="of:=[.C21]+20000" table:style-name="ce43">
            <text:p>200000</text:p>
          </table:table-cell>
          <table:table-cell office:value-type="float" office:value="90.66" table:style-name="ce54">
            <text:p>90.66</text:p>
          </table:table-cell>
          <table:table-cell office:value-type="float" office:value="1" table:style-name="ce54">
            <text:p>1</text:p>
          </table:table-cell>
          <table:table-cell office:value-type="float" office:value="200000" table:formula="of:=[.C22]" table:style-name="ce55">
            <text:p>200000</text:p>
          </table:table-cell>
          <table:table-cell office:value-type="float" office:value="40000000000" table:formula="of:=[.F22]*[.F22]" table:style-name="ce56">
            <text:p>40000000000</text:p>
          </table:table-cell>
          <table:table-cell office:value-type="float" office:value="89.175550000000001" table:formula="of:=([.G22]*[.$F$6])+([.F22]*[.$F$5])+[.$F$4]" table:style-name="ce48">
            <text:p>8.92E+01</text:p>
          </table:table-cell>
          <table:table-cell table:style-name="ce4"/>
          <table:table-cell table:style-name="ce1"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80000" table:style-name="ce5">
            <text:p>80000</text:p>
          </table:table-cell>
          <table:table-cell office:value-type="float" office:value="6400000000" table:formula="of:=[.M22]*[.M22]" table:style-name="ce6">
            <text:p>6.40E+09</text:p>
          </table:table-cell>
          <table:table-cell office:value-type="float" office:value="13.549342000000003" table:formula="of:=[.N22]*[.$F$6]+[.M22]*[.$F$5]+[.$F$4]" table:style-name="ce6">
            <text:p>1.35E+01</text:p>
          </table:table-cell>
          <table:table-cell office:value-type="float" office:value="19.416128" table:formula="of:=[.$F$7]*[.N22]" table:style-name="ce49">
            <text:p>1.94E+001</text:p>
          </table:table-cell>
          <table:table-cell office:value-type="float" office:value="5.8667859999999976" table:formula="of:=[.P22]-[.O22]" table:style-name="ce50">
            <text:p>5.87E+00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5000" table:style-name="ce5">
            <text:p>85000</text:p>
          </table:table-cell>
          <table:table-cell office:value-type="float" office:value="7225000000" table:formula="of:=[.M23]*[.M23]" table:style-name="ce6">
            <text:p>7.23E+09</text:p>
          </table:table-cell>
          <table:table-cell office:value-type="float" office:value="15.243516250000003" table:formula="of:=[.N23]*[.$F$6]+[.M23]*[.$F$5]+[.$F$4]" table:style-name="ce6">
            <text:p>1.52E+01</text:p>
          </table:table-cell>
          <table:table-cell office:value-type="float" office:value="21.918988249999998" table:formula="of:=[.$F$7]*[.N23]" table:style-name="ce49">
            <text:p>2.19E+001</text:p>
          </table:table-cell>
          <table:table-cell office:value-type="float" office:value="6.6754719999999956" table:formula="of:=[.P23]-[.O23]" table:style-name="ce50">
            <text:p>6.68E+00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90000" table:style-name="ce5">
            <text:p>90000</text:p>
          </table:table-cell>
          <table:table-cell office:value-type="float" office:value="8100000000" table:formula="of:=[.M24]*[.M24]" table:style-name="ce6">
            <text:p>8.10E+09</text:p>
          </table:table-cell>
          <table:table-cell office:value-type="float" office:value="17.064379000000002" table:formula="of:=[.N24]*[.$F$6]+[.M24]*[.$F$5]+[.$F$4]" table:style-name="ce6">
            <text:p>1.71E+01</text:p>
          </table:table-cell>
          <table:table-cell office:value-type="float" office:value="24.573536999999998" table:formula="of:=[.$F$7]*[.N24]" table:style-name="ce49">
            <text:p>2.46E+001</text:p>
          </table:table-cell>
          <table:table-cell office:value-type="float" office:value="7.5091579999999958" table:formula="of:=[.P24]-[.O24]" table:style-name="ce50">
            <text:p>7.51E+0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28">
            <text:p>Step 8 Graph</text:p>
          </table:table-cell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95000" table:style-name="ce5">
            <text:p>95000</text:p>
          </table:table-cell>
          <table:table-cell office:value-type="float" office:value="9025000000" table:formula="of:=[.M25]*[.M25]" table:style-name="ce6">
            <text:p>9.03E+09</text:p>
          </table:table-cell>
          <table:table-cell office:value-type="float" office:value="19.011930250000002" table:formula="of:=[.N25]*[.$F$6]+[.M25]*[.$F$5]+[.$F$4]" table:style-name="ce6">
            <text:p>1.90E+01</text:p>
          </table:table-cell>
          <table:table-cell office:value-type="float" office:value="27.379774250000001" table:formula="of:=[.$F$7]*[.N25]" table:style-name="ce49">
            <text:p>2.74E+001</text:p>
          </table:table-cell>
          <table:table-cell office:value-type="float" office:value="8.3678439999999981" table:formula="of:=[.P25]-[.O25]" table:style-name="ce50">
            <text:p>8.37E+00</text:p>
          </table:table-cell>
          <table:table-cell table:number-columns-repeated="16367"/>
        </table:table-row>
        <table:table-row table:style-name="ro1">
          <table:table-cell table:style-name="ce1">
            <draw:frame draw:z-index="1" draw:id="id0" draw:style-name="a0" draw:name="Chart 1" svg:x="0in" svg:y="0.01841in" svg:width="7.5218in" svg:height="6.28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00000" table:formula="of:=[.M26]*[.M26]" table:style-name="ce6">
            <text:p>1.00E+10</text:p>
          </table:table-cell>
          <table:table-cell office:value-type="float" office:value="21.086170000000003" table:formula="of:=[.N26]*[.$F$6]+[.M26]*[.$F$5]+[.$F$4]" table:style-name="ce6">
            <text:p>2.11E+01</text:p>
          </table:table-cell>
          <table:table-cell office:value-type="float" office:value="30.337699999999998" table:formula="of:=[.$F$7]*[.N26]" table:style-name="ce49">
            <text:p>3.03E+001</text:p>
          </table:table-cell>
          <table:table-cell office:value-type="float" office:value="9.2515299999999954" table:formula="of:=[.P26]-[.O26]" table:style-name="ce50">
            <text:p>9.25E+00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05000" table:style-name="ce5">
            <text:p>105000</text:p>
          </table:table-cell>
          <table:table-cell office:value-type="float" office:value="11025000000" table:formula="of:=[.M27]*[.M27]" table:style-name="ce6">
            <text:p>1.10E+10</text:p>
          </table:table-cell>
          <table:table-cell office:value-type="float" office:value="23.28709825" table:formula="of:=[.N27]*[.$F$6]+[.M27]*[.$F$5]+[.$F$4]" table:style-name="ce6">
            <text:p>2.33E+01</text:p>
          </table:table-cell>
          <table:table-cell office:value-type="float" office:value="33.447314249999998" table:formula="of:=[.$F$7]*[.N27]" table:style-name="ce49">
            <text:p>3.34E+001</text:p>
          </table:table-cell>
          <table:table-cell office:value-type="float" office:value="10.160215999999998" table:formula="of:=[.P27]-[.O27]" table:style-name="ce50">
            <text:p>1.02E+01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10000" table:style-name="ce5">
            <text:p>110000</text:p>
          </table:table-cell>
          <table:table-cell office:value-type="float" office:value="12100000000" table:formula="of:=[.M28]*[.M28]" table:style-name="ce6">
            <text:p>1.21E+10</text:p>
          </table:table-cell>
          <table:table-cell office:value-type="float" office:value="25.614715" table:formula="of:=[.N28]*[.$F$6]+[.M28]*[.$F$5]+[.$F$4]" table:style-name="ce6">
            <text:p>2.56E+01</text:p>
          </table:table-cell>
          <table:table-cell office:value-type="float" office:value="36.708616999999997" table:formula="of:=[.$F$7]*[.N28]" table:style-name="ce49">
            <text:p>3.67E+001</text:p>
          </table:table-cell>
          <table:table-cell office:value-type="float" office:value="11.093901999999996" table:formula="of:=[.P28]-[.O28]" table:style-name="ce50">
            <text:p>1.11E+01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15000" table:style-name="ce5">
            <text:p>115000</text:p>
          </table:table-cell>
          <table:table-cell office:value-type="float" office:value="13225000000" table:formula="of:=[.M29]*[.M29]" table:style-name="ce6">
            <text:p>1.32E+10</text:p>
          </table:table-cell>
          <table:table-cell office:value-type="float" office:value="28.069020249999998" table:formula="of:=[.N29]*[.$F$6]+[.M29]*[.$F$5]+[.$F$4]" table:style-name="ce6">
            <text:p>2.81E+01</text:p>
          </table:table-cell>
          <table:table-cell office:value-type="float" office:value="40.121608250000001" table:formula="of:=[.$F$7]*[.N29]" table:style-name="ce49">
            <text:p>4.01E+001</text:p>
          </table:table-cell>
          <table:table-cell office:value-type="float" office:value="12.052588000000004" table:formula="of:=[.P29]-[.O29]" table:style-name="ce50">
            <text:p>1.21E+01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20000" table:style-name="ce5">
            <text:p>120000</text:p>
          </table:table-cell>
          <table:table-cell office:value-type="float" office:value="14400000000" table:formula="of:=[.M30]*[.M30]" table:style-name="ce6">
            <text:p>1.44E+10</text:p>
          </table:table-cell>
          <table:table-cell office:value-type="float" office:value="30.650014000000002" table:formula="of:=[.N30]*[.$F$6]+[.M30]*[.$F$5]+[.$F$4]" table:style-name="ce6">
            <text:p>3.07E+01</text:p>
          </table:table-cell>
          <table:table-cell office:value-type="float" office:value="43.686287999999998" table:formula="of:=[.$F$7]*[.N30]" table:style-name="ce49">
            <text:p>4.37E+001</text:p>
          </table:table-cell>
          <table:table-cell office:value-type="float" office:value="13.036273999999995" table:formula="of:=[.P30]-[.O30]" table:style-name="ce50">
            <text:p>1.30E+01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25000" table:style-name="ce5">
            <text:p>125000</text:p>
          </table:table-cell>
          <table:table-cell office:value-type="float" office:value="15625000000" table:formula="of:=[.M31]*[.M31]" table:style-name="ce6">
            <text:p>1.56E+10</text:p>
          </table:table-cell>
          <table:table-cell office:value-type="float" office:value="33.357696249999996" table:formula="of:=[.N31]*[.$F$6]+[.M31]*[.$F$5]+[.$F$4]" table:style-name="ce6">
            <text:p>3.34E+01</text:p>
          </table:table-cell>
          <table:table-cell office:value-type="float" office:value="47.40265625" table:formula="of:=[.$F$7]*[.N31]" table:style-name="ce49">
            <text:p>4.74E+001</text:p>
          </table:table-cell>
          <table:table-cell office:value-type="float" office:value="14.044960000000003" table:formula="of:=[.P31]-[.O31]" table:style-name="ce50">
            <text:p>1.40E+01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30000" table:style-name="ce5">
            <text:p>130000</text:p>
          </table:table-cell>
          <table:table-cell office:value-type="float" office:value="16900000000" table:formula="of:=[.M32]*[.M32]" table:style-name="ce6">
            <text:p>1.69E+10</text:p>
          </table:table-cell>
          <table:table-cell office:value-type="float" office:value="36.192066999999994" table:formula="of:=[.N32]*[.$F$6]+[.M32]*[.$F$5]+[.$F$4]" table:style-name="ce6">
            <text:p>3.62E+01</text:p>
          </table:table-cell>
          <table:table-cell office:value-type="float" office:value="51.270713000000001" table:formula="of:=[.$F$7]*[.N32]" table:style-name="ce49">
            <text:p>5.13E+001</text:p>
          </table:table-cell>
          <table:table-cell office:value-type="float" office:value="15.078646000000006" table:formula="of:=[.P32]-[.O32]" table:style-name="ce50">
            <text:p>1.51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35000" table:style-name="ce5">
            <text:p>135000</text:p>
          </table:table-cell>
          <table:table-cell office:value-type="float" office:value="18225000000" table:formula="of:=[.M33]*[.M33]" table:style-name="ce6">
            <text:p>1.82E+10</text:p>
          </table:table-cell>
          <table:table-cell office:value-type="float" office:value="39.15312625" table:formula="of:=[.N33]*[.$F$6]+[.M33]*[.$F$5]+[.$F$4]" table:style-name="ce6">
            <text:p>3.92E+01</text:p>
          </table:table-cell>
          <table:table-cell office:value-type="float" office:value="55.29045825" table:formula="of:=[.$F$7]*[.N33]" table:style-name="ce49">
            <text:p>5.53E+001</text:p>
          </table:table-cell>
          <table:table-cell office:value-type="float" office:value="16.137332000000001" table:formula="of:=[.P33]-[.O33]" table:style-name="ce50">
            <text:p>1.61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40000" table:style-name="ce5">
            <text:p>140000</text:p>
          </table:table-cell>
          <table:table-cell office:value-type="float" office:value="19600000000" table:formula="of:=[.M34]*[.M34]" table:style-name="ce6">
            <text:p>1.96E+10</text:p>
          </table:table-cell>
          <table:table-cell office:value-type="float" office:value="42.240874000000005" table:formula="of:=[.N34]*[.$F$6]+[.M34]*[.$F$5]+[.$F$4]" table:style-name="ce6">
            <text:p>4.22E+01</text:p>
          </table:table-cell>
          <table:table-cell office:value-type="float" office:value="59.461891999999999" table:formula="of:=[.$F$7]*[.N34]" table:style-name="ce49">
            <text:p>5.95E+001</text:p>
          </table:table-cell>
          <table:table-cell office:value-type="float" office:value="17.221017999999994" table:formula="of:=[.P34]-[.O34]" table:style-name="ce50">
            <text:p>1.72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45000" table:style-name="ce5">
            <text:p>145000</text:p>
          </table:table-cell>
          <table:table-cell office:value-type="float" office:value="21025000000" table:formula="of:=[.M35]*[.M35]" table:style-name="ce6">
            <text:p>2.10E+10</text:p>
          </table:table-cell>
          <table:table-cell office:value-type="float" office:value="45.455310249999997" table:formula="of:=[.N35]*[.$F$6]+[.M35]*[.$F$5]+[.$F$4]" table:style-name="ce6">
            <text:p>4.55E+01</text:p>
          </table:table-cell>
          <table:table-cell office:value-type="float" office:value="63.785014249999996" table:formula="of:=[.$F$7]*[.N35]" table:style-name="ce49">
            <text:p>6.38E+001</text:p>
          </table:table-cell>
          <table:table-cell office:value-type="float" office:value="18.329704" table:formula="of:=[.P35]-[.O35]" table:style-name="ce50">
            <text:p>1.83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50000" table:style-name="ce5">
            <text:p>150000</text:p>
          </table:table-cell>
          <table:table-cell office:value-type="float" office:value="22500000000" table:formula="of:=[.M36]*[.M36]" table:style-name="ce6">
            <text:p>2.25E+10</text:p>
          </table:table-cell>
          <table:table-cell office:value-type="float" office:value="48.796435000000002" table:formula="of:=[.N36]*[.$F$6]+[.M36]*[.$F$5]+[.$F$4]" table:style-name="ce6">
            <text:p>4.88E+01</text:p>
          </table:table-cell>
          <table:table-cell office:value-type="float" office:value="68.259824999999992" table:formula="of:=[.$F$7]*[.N36]" table:style-name="ce49">
            <text:p>6.83E+001</text:p>
          </table:table-cell>
          <table:table-cell office:value-type="float" office:value="19.46338999999999" table:formula="of:=[.P36]-[.O36]" table:style-name="ce50">
            <text:p>1.95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55000" table:style-name="ce5">
            <text:p>155000</text:p>
          </table:table-cell>
          <table:table-cell office:value-type="float" office:value="24025000000" table:formula="of:=[.M37]*[.M37]" table:style-name="ce6">
            <text:p>2.40E+10</text:p>
          </table:table-cell>
          <table:table-cell office:value-type="float" office:value="52.264248250000001" table:formula="of:=[.N37]*[.$F$6]+[.M37]*[.$F$5]+[.$F$4]" table:style-name="ce6">
            <text:p>5.23E+01</text:p>
          </table:table-cell>
          <table:table-cell office:value-type="float" office:value="72.886324250000001" table:formula="of:=[.$F$7]*[.N37]" table:style-name="ce49">
            <text:p>7.29E+001</text:p>
          </table:table-cell>
          <table:table-cell office:value-type="float" office:value="20.622076" table:formula="of:=[.P37]-[.O37]" table:style-name="ce50">
            <text:p>2.06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60000" table:style-name="ce5">
            <text:p>160000</text:p>
          </table:table-cell>
          <table:table-cell office:value-type="float" office:value="25600000000" table:formula="of:=[.M38]*[.M38]" table:style-name="ce6">
            <text:p>2.56E+10</text:p>
          </table:table-cell>
          <table:table-cell office:value-type="float" office:value="55.858750000000008" table:formula="of:=[.N38]*[.$F$6]+[.M38]*[.$F$5]+[.$F$4]" table:style-name="ce6">
            <text:p>5.59E+01</text:p>
          </table:table-cell>
          <table:table-cell office:value-type="float" office:value="77.664512000000002" table:formula="of:=[.$F$7]*[.N38]" table:style-name="ce49">
            <text:p>7.77E+001</text:p>
          </table:table-cell>
          <table:table-cell office:value-type="float" office:value="21.805761999999994" table:formula="of:=[.P38]-[.O38]" table:style-name="ce50">
            <text:p>2.18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65000" table:style-name="ce5">
            <text:p>165000</text:p>
          </table:table-cell>
          <table:table-cell office:value-type="float" office:value="27225000000" table:formula="of:=[.M39]*[.M39]" table:style-name="ce6">
            <text:p>2.72E+10</text:p>
          </table:table-cell>
          <table:table-cell office:value-type="float" office:value="59.57994025" table:formula="of:=[.N39]*[.$F$6]+[.M39]*[.$F$5]+[.$F$4]" table:style-name="ce6">
            <text:p>5.96E+01</text:p>
          </table:table-cell>
          <table:table-cell office:value-type="float" office:value="82.594388249999994" table:formula="of:=[.$F$7]*[.N39]" table:style-name="ce49">
            <text:p>8.26E+001</text:p>
          </table:table-cell>
          <table:table-cell office:value-type="float" office:value="23.014447999999994" table:formula="of:=[.P39]-[.O39]" table:style-name="ce50">
            <text:p>2.30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70000" table:style-name="ce5">
            <text:p>170000</text:p>
          </table:table-cell>
          <table:table-cell office:value-type="float" office:value="28900000000" table:formula="of:=[.M40]*[.M40]" table:style-name="ce6">
            <text:p>2.89E+10</text:p>
          </table:table-cell>
          <table:table-cell office:value-type="float" office:value="63.427819000000007" table:formula="of:=[.N40]*[.$F$6]+[.M40]*[.$F$5]+[.$F$4]" table:style-name="ce6">
            <text:p>6.34E+01</text:p>
          </table:table-cell>
          <table:table-cell office:value-type="float" office:value="87.675952999999993" table:formula="of:=[.$F$7]*[.N40]" table:style-name="ce49">
            <text:p>8.77E+001</text:p>
          </table:table-cell>
          <table:table-cell office:value-type="float" office:value="24.248133999999986" table:formula="of:=[.P40]-[.O40]" table:style-name="ce50">
            <text:p>2.42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75000" table:style-name="ce5">
            <text:p>175000</text:p>
          </table:table-cell>
          <table:table-cell office:value-type="float" office:value="30625000000" table:formula="of:=[.M41]*[.M41]" table:style-name="ce6">
            <text:p>3.06E+10</text:p>
          </table:table-cell>
          <table:table-cell office:value-type="float" office:value="67.402386249999992" table:formula="of:=[.N41]*[.$F$6]+[.M41]*[.$F$5]+[.$F$4]" table:style-name="ce6">
            <text:p>6.74E+01</text:p>
          </table:table-cell>
          <table:table-cell office:value-type="float" office:value="92.909206249999997" table:formula="of:=[.$F$7]*[.N41]" table:style-name="ce49">
            <text:p>9.29E+001</text:p>
          </table:table-cell>
          <table:table-cell office:value-type="float" office:value="25.506820000000005" table:formula="of:=[.P41]-[.O41]" table:style-name="ce50">
            <text:p>2.55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80000" table:style-name="ce5">
            <text:p>180000</text:p>
          </table:table-cell>
          <table:table-cell office:value-type="float" office:value="32400000000" table:formula="of:=[.M42]*[.M42]" table:style-name="ce6">
            <text:p>3.24E+10</text:p>
          </table:table-cell>
          <table:table-cell office:value-type="float" office:value="71.503641999999999" table:formula="of:=[.N42]*[.$F$6]+[.M42]*[.$F$5]+[.$F$4]" table:style-name="ce6">
            <text:p>7.15E+01</text:p>
          </table:table-cell>
          <table:table-cell office:value-type="float" office:value="98.294147999999993" table:formula="of:=[.$F$7]*[.N42]" table:style-name="ce49">
            <text:p>9.83E+001</text:p>
          </table:table-cell>
          <table:table-cell office:value-type="float" office:value="26.790505999999993" table:formula="of:=[.P42]-[.O42]" table:style-name="ce50">
            <text:p>2.68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85000" table:style-name="ce5">
            <text:p>185000</text:p>
          </table:table-cell>
          <table:table-cell office:value-type="float" office:value="34225000000" table:formula="of:=[.M43]*[.M43]" table:style-name="ce6">
            <text:p>3.42E+10</text:p>
          </table:table-cell>
          <table:table-cell office:value-type="float" office:value="75.731586249999992" table:formula="of:=[.N43]*[.$F$6]+[.M43]*[.$F$5]+[.$F$4]" table:style-name="ce6">
            <text:p>7.57E+01</text:p>
          </table:table-cell>
          <table:table-cell office:value-type="float" office:value="103.83077824999999" table:formula="of:=[.$F$7]*[.N43]" table:style-name="ce49">
            <text:p>1.04E+002</text:p>
          </table:table-cell>
          <table:table-cell office:value-type="float" office:value="28.099192000000002" table:formula="of:=[.P43]-[.O43]" table:style-name="ce50">
            <text:p>2.81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90000" table:style-name="ce5">
            <text:p>190000</text:p>
          </table:table-cell>
          <table:table-cell office:value-type="float" office:value="36100000000" table:formula="of:=[.M44]*[.M44]" table:style-name="ce6">
            <text:p>3.61E+10</text:p>
          </table:table-cell>
          <table:table-cell office:value-type="float" office:value="80.086219" table:formula="of:=[.N44]*[.$F$6]+[.M44]*[.$F$5]+[.$F$4]" table:style-name="ce6">
            <text:p>8.01E+01</text:p>
          </table:table-cell>
          <table:table-cell office:value-type="float" office:value="109.519097" table:formula="of:=[.$F$7]*[.N44]" table:style-name="ce49">
            <text:p>1.10E+002</text:p>
          </table:table-cell>
          <table:table-cell office:value-type="float" office:value="29.432878000000002" table:formula="of:=[.P44]-[.O44]" table:style-name="ce50">
            <text:p>2.94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95000" table:style-name="ce5">
            <text:p>195000</text:p>
          </table:table-cell>
          <table:table-cell office:value-type="float" office:value="38025000000" table:formula="of:=[.M45]*[.M45]" table:style-name="ce6">
            <text:p>3.80E+10</text:p>
          </table:table-cell>
          <table:table-cell office:value-type="float" office:value="84.567540249999993" table:formula="of:=[.N45]*[.$F$6]+[.M45]*[.$F$5]+[.$F$4]" table:style-name="ce6">
            <text:p>8.46E+01</text:p>
          </table:table-cell>
          <table:table-cell office:value-type="float" office:value="115.35910425" table:formula="of:=[.$F$7]*[.N45]" table:style-name="ce49">
            <text:p>1.15E+002</text:p>
          </table:table-cell>
          <table:table-cell office:value-type="float" office:value="30.791564000000008" table:formula="of:=[.P45]-[.O45]" table:style-name="ce50">
            <text:p>3.08E+0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200000" table:style-name="ce5">
            <text:p>200000</text:p>
          </table:table-cell>
          <table:table-cell office:value-type="float" office:value="40000000000" table:formula="of:=[.M46]*[.M46]" table:style-name="ce6">
            <text:p>4.00E+10</text:p>
          </table:table-cell>
          <table:table-cell office:value-type="float" office:value="89.175550000000001" table:formula="of:=[.N46]*[.$F$6]+[.M46]*[.$F$5]+[.$F$4]" table:style-name="ce6">
            <text:p>8.92E+01</text:p>
          </table:table-cell>
          <table:table-cell office:value-type="float" office:value="121.35079999999999" table:formula="of:=[.$F$7]*[.N46]" table:style-name="ce49">
            <text:p>1.21E+002</text:p>
          </table:table-cell>
          <table:table-cell office:value-type="float" office:value="32.175249999999991" table:formula="of:=[.P46]-[.O46]" table:style-name="ce50">
            <text:p>3.22E+01</text:p>
          </table:table-cell>
          <table:table-cell table:number-columns-repeated="16367"/>
        </table:table-row>
        <table:table-row table:number-rows-repeated="4" table:style-name="ro1">
          <table:table-cell table:number-columns-repeated="10"/>
          <table:table-cell table:style-name="ce2"/>
          <table:table-cell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number-rows-repeated="21" table:style-name="ro1">
          <table:table-cell table:number-columns-repeated="10"/>
          <table:table-cell table:number-columns-repeated="2" table:style-name="ce2"/>
          <table:table-cell table:style-name="ce5"/>
          <table:table-cell table:number-columns-repeated="2" table:style-name="ce6"/>
          <table:table-cell table:style-name="ce49"/>
          <table:table-cell table:style-name="ce50"/>
          <table:table-cell table:number-columns-repeated="16367"/>
        </table:table-row>
        <table:table-row table:style-name="ro1">
          <table:table-cell table:number-columns-repeated="10"/>
          <table:table-cell table:number-columns-repeated="3" table:style-name="ce2"/>
          <table:table-cell table:number-columns-repeated="2" table:style-name="ce6"/>
          <table:table-cell table:style-name="ce49"/>
          <table:table-cell table:style-name="ce50"/>
          <table:table-cell table:number-columns-repeated="16367"/>
        </table:table-row>
        <table:table-row table:number-rows-repeated="1048504" table:style-name="ro1">
          <table:table-cell table:number-columns-repeated="16384"/>
        </table:table-row>
      </table:table>
      <table:table table:name="lehrs_TimingAnalysis" table:style-name="ta2">
        <table:table-column table:style-name="co4" table:number-columns-repeated="3" table:default-cell-style-name="ce1"/>
        <table:table-column table:style-name="co4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3"/>
        <table:table-column table:style-name="co4" table:default-cell-style-name="ce4"/>
        <table:table-column table:style-name="co8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3.6721900000000001" table:style-name="ce2">
            <text:p>3.67219</text:p>
          </table:table-cell>
          <table:table-cell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-7.9237200000000001E-5" table:style-name="ce11">
            <text:p>-7.92E-005</text:p>
          </table:table-cell>
          <table:table-cell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0"/>
          <table:table-cell office:value-type="string" table:style-name="ce2">
            <text:p>C2 =</text:p>
          </table:table-cell>
          <table:table-cell office:value-type="float" office:value="2.53377E-9" table:style-name="ce11">
            <text:p>2.53E-009</text:p>
          </table:table-cell>
          <table:table-cell table:style-name="ce2"/>
          <table:table-cell office:value-type="string" table:style-name="ce12">
            <text:p>Curve Fit</text:p>
          </table:table-cell>
          <table:table-cell office:value-type="string" table:number-columns-spanned="3" table:number-rows-spanned="1" table:style-name="ce68">
            <text:p><text:s text:c="2"/>= C0+C1*N^1+C2*n^2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repeated="6" table:style-name="ce2"/>
          <table:table-cell office:value-type="string" table:style-name="ce13">
            <text:p><text:s text:c="2"/>=$G$5+$G$6*G13+$G$7*H13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2">
            <text:p>y`=y+e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66">
            <text:p>f.dat file</text:p>
          </table:table-cell>
          <table:table-cell office:value-type="string" table:number-columns-spanned="3" table:number-rows-spanned="1" table:style-name="ce69">
            <text:p>r.dat file</text:p>
          </table:table-cell>
          <table:covered-table-cell table:number-columns-repeated="2"/>
          <table:table-cell table:style-name="ce3"/>
          <table:table-cell office:value-type="string" table:style-name="ce4">
            <text:p><text:s/>= I13-E1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2">
            <text:p>Cou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ime(secs)</text:p>
          </table:table-cell>
          <table:table-cell office:value-type="string" table:style-name="ce42">
            <text:p>N^0</text:p>
          </table:table-cell>
          <table:table-cell office:value-type="string" table:style-name="ce42">
            <text:p>N^1</text:p>
          </table:table-cell>
          <table:table-cell office:value-type="string" table:style-name="ce42">
            <text:p>N^2</text:p>
          </table:table-cell>
          <table:table-cell office:value-type="string" table:style-name="ce3">
            <text:p>Curve Fit</text:p>
          </table:table-cell>
          <table:table-cell office:value-type="string" table:style-name="ce4">
            <text:p>Deviation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200000" table:style-name="ce2">
            <text:p>200000</text:p>
          </table:table-cell>
          <table:table-cell office:value-type="float" office:value="90.66" table:style-name="ce2">
            <text:p>90.66</text:p>
          </table:table-cell>
          <table:table-cell office:value-type="float" office:value="1" table:style-name="ce42">
            <text:p>1</text:p>
          </table:table-cell>
          <table:table-cell office:value-type="float" office:value="200000" table:formula="of:=[.D13]" table:style-name="ce42">
            <text:p>200000</text:p>
          </table:table-cell>
          <table:table-cell office:value-type="float" office:value="40000000000" table:formula="of:=[.G13]*[.G13]" table:style-name="ce42">
            <text:p>40000000000</text:p>
          </table:table-cell>
          <table:table-cell office:value-type="float" office:value="89.175550000000001" table:formula="of:=[.$G$5]+[.$G$6]*[.G13]+[.$G$7]*[.H13]" table:style-name="ce67">
            <text:p>89.2</text:p>
          </table:table-cell>
          <table:table-cell office:value-type="float" office:value="-1.4844499999999954" table:formula="of:=[.I13]-[.E13]" table:style-name="ce4">
            <text:p>-1.4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180000" table:formula="of:=[.D13]-20000" table:style-name="ce2">
            <text:p>18000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42">
            <text:p>1</text:p>
          </table:table-cell>
          <table:table-cell office:value-type="float" office:value="180000" table:formula="of:=[.D14]" table:style-name="ce42">
            <text:p>180000</text:p>
          </table:table-cell>
          <table:table-cell office:value-type="float" office:value="32400000000" table:formula="of:=[.G14]*[.G14]" table:style-name="ce42">
            <text:p>32400000000</text:p>
          </table:table-cell>
          <table:table-cell office:value-type="float" office:value="71.503641999999999" table:formula="of:=[.$G$5]+[.$G$6]*[.G14]+[.$G$7]*[.H14]" table:style-name="ce67">
            <text:p>71.5</text:p>
          </table:table-cell>
          <table:table-cell office:value-type="float" office:value="1.5036419999999993" table:formula="of:=[.I14]-[.E14]" table:style-name="ce4">
            <text:p>1.5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160000" table:formula="of:=[.D14]-20000" table:style-name="ce2">
            <text:p>160000</text:p>
          </table:table-cell>
          <table:table-cell office:value-type="float" office:value="55" table:style-name="ce2">
            <text:p>55</text:p>
          </table:table-cell>
          <table:table-cell office:value-type="float" office:value="1" table:style-name="ce42">
            <text:p>1</text:p>
          </table:table-cell>
          <table:table-cell office:value-type="float" office:value="160000" table:formula="of:=[.D15]" table:style-name="ce42">
            <text:p>160000</text:p>
          </table:table-cell>
          <table:table-cell office:value-type="float" office:value="25600000000" table:formula="of:=[.G15]*[.G15]" table:style-name="ce42">
            <text:p>25600000000</text:p>
          </table:table-cell>
          <table:table-cell office:value-type="float" office:value="55.858750000000008" table:formula="of:=[.$G$5]+[.$G$6]*[.G15]+[.$G$7]*[.H15]" table:style-name="ce67">
            <text:p>55.9</text:p>
          </table:table-cell>
          <table:table-cell office:value-type="float" office:value="0.85875000000000767" table:formula="of:=[.I15]-[.E15]" table:style-name="ce4">
            <text:p>0.8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140000" table:formula="of:=[.D15]-20000" table:style-name="ce2">
            <text:p>140000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42">
            <text:p>1</text:p>
          </table:table-cell>
          <table:table-cell office:value-type="float" office:value="140000" table:formula="of:=[.D16]" table:style-name="ce42">
            <text:p>140000</text:p>
          </table:table-cell>
          <table:table-cell office:value-type="float" office:value="19600000000" table:formula="of:=[.G16]*[.G16]" table:style-name="ce42">
            <text:p>19600000000</text:p>
          </table:table-cell>
          <table:table-cell office:value-type="float" office:value="42.240874000000005" table:formula="of:=[.$G$5]+[.$G$6]*[.G16]+[.$G$7]*[.H16]" table:style-name="ce67">
            <text:p>42.2</text:p>
          </table:table-cell>
          <table:table-cell office:value-type="float" office:value="0.24087400000000514" table:formula="of:=[.I16]-[.E16]" table:style-name="ce4">
            <text:p>0.2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120000" table:formula="of:=[.D16]-20000" table:style-name="ce2">
            <text:p>120000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42">
            <text:p>1</text:p>
          </table:table-cell>
          <table:table-cell office:value-type="float" office:value="120000" table:formula="of:=[.D17]" table:style-name="ce42">
            <text:p>120000</text:p>
          </table:table-cell>
          <table:table-cell office:value-type="float" office:value="14400000000" table:formula="of:=[.G17]*[.G17]" table:style-name="ce42">
            <text:p>14400000000</text:p>
          </table:table-cell>
          <table:table-cell office:value-type="float" office:value="30.650014000000002" table:formula="of:=[.$G$5]+[.$G$6]*[.G17]+[.$G$7]*[.H17]" table:style-name="ce67">
            <text:p>30.7</text:p>
          </table:table-cell>
          <table:table-cell office:value-type="float" office:value="-0.34998599999999769" table:formula="of:=[.I17]-[.E17]" table:style-name="ce4">
            <text:p>-0.3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100000" table:formula="of:=[.D17]-20000" table:style-name="ce2">
            <text:p>100000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42">
            <text:p>1</text:p>
          </table:table-cell>
          <table:table-cell office:value-type="float" office:value="100000" table:formula="of:=[.D18]" table:style-name="ce42">
            <text:p>100000</text:p>
          </table:table-cell>
          <table:table-cell office:value-type="float" office:value="10000000000" table:formula="of:=[.G18]*[.G18]" table:style-name="ce42">
            <text:p>10000000000</text:p>
          </table:table-cell>
          <table:table-cell office:value-type="float" office:value="21.086170000000003" table:formula="of:=[.$G$5]+[.$G$6]*[.G18]+[.$G$7]*[.H18]" table:style-name="ce67">
            <text:p>21.1</text:p>
          </table:table-cell>
          <table:table-cell office:value-type="float" office:value="-0.91382999999999726" table:formula="of:=[.I18]-[.E18]" table:style-name="ce4">
            <text:p>-0.9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80000" table:formula="of:=[.D18]-20000" table:style-name="ce2">
            <text:p>8000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42">
            <text:p>1</text:p>
          </table:table-cell>
          <table:table-cell office:value-type="float" office:value="80000" table:formula="of:=[.D19]" table:style-name="ce42">
            <text:p>80000</text:p>
          </table:table-cell>
          <table:table-cell office:value-type="float" office:value="6400000000" table:formula="of:=[.G19]*[.G19]" table:style-name="ce42">
            <text:p>6400000000</text:p>
          </table:table-cell>
          <table:table-cell office:value-type="float" office:value="13.549342000000001" table:formula="of:=[.$G$5]+[.$G$6]*[.G19]+[.$G$7]*[.H19]" table:style-name="ce67">
            <text:p>13.5</text:p>
          </table:table-cell>
          <table:table-cell office:value-type="float" office:value="-0.45065799999999889" table:formula="of:=[.I19]-[.E19]" table:style-name="ce4">
            <text:p>-0.4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60000" table:formula="of:=[.D19]-20000" table:style-name="ce2">
            <text:p>6000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42">
            <text:p>1</text:p>
          </table:table-cell>
          <table:table-cell office:value-type="float" office:value="60000" table:formula="of:=[.D20]" table:style-name="ce42">
            <text:p>60000</text:p>
          </table:table-cell>
          <table:table-cell office:value-type="float" office:value="3600000000" table:formula="of:=[.G20]*[.G20]" table:style-name="ce42">
            <text:p>3600000000</text:p>
          </table:table-cell>
          <table:table-cell office:value-type="float" office:value="8.039530000000001" table:formula="of:=[.$G$5]+[.$G$6]*[.G20]+[.$G$7]*[.H20]" table:style-name="ce67">
            <text:p>8.0</text:p>
          </table:table-cell>
          <table:table-cell office:value-type="float" office:value="3.9530000000000953E-2" table:formula="of:=[.I20]-[.E20]" table:style-name="ce4">
            <text:p>0.0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40000" table:formula="of:=[.D20]-20000" table:style-name="ce2">
            <text:p>4000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40000" table:formula="of:=[.D21]" table:style-name="ce42">
            <text:p>40000</text:p>
          </table:table-cell>
          <table:table-cell office:value-type="float" office:value="1600000000" table:formula="of:=[.G21]*[.G21]" table:style-name="ce42">
            <text:p>1600000000</text:p>
          </table:table-cell>
          <table:table-cell office:value-type="float" office:value="4.5567340000000005" table:formula="of:=[.$G$5]+[.$G$6]*[.G21]+[.$G$7]*[.H21]" table:style-name="ce67">
            <text:p>4.6</text:p>
          </table:table-cell>
          <table:table-cell office:value-type="float" office:value="0.55673400000000051" table:formula="of:=[.I21]-[.E21]" table:style-name="ce4">
            <text:p>0.5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1" draw:style-name="a1" draw:name="Chart 1" svg:x="0.22277in" svg:y="0.1264in" svg:width="13.6469in" svg:height="6.740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df_OperationalAnalysis" table:style-name="ta1">
        <table:table-column table:style-name="co13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4" table:default-cell-style-name="ce2"/>
        <table:table-column table:style-name="co4" table:default-cell-style-name="ce1"/>
        <table:table-column table:style-name="co4" table:default-cell-style-name="ce10"/>
        <table:table-column table:style-name="co4" table:number-columns-repeated="2" table:default-cell-style-name="ce2"/>
        <table:table-column table:style-name="co4" table:default-cell-style-name="ce5"/>
        <table:table-column table:style-name="co4" table:default-cell-style-name="ce2"/>
        <table:table-column table:style-name="co4" table:default-cell-style-name="ce70"/>
        <table:table-column table:style-name="co4" table:default-cell-style-name="ce50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4" table:number-columns-repeated="1008" table:default-cell-style-name="ce1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0">
            <text:p>Operational Analysis for the Mark Sort Algorithm</text:p>
          </table:table-cell>
          <table:table-cell table:number-columns-repeated="2" table:style-name="ce2"/>
          <table:table-cell table:style-name="ce5"/>
          <table:table-cell table:style-name="ce2"/>
          <table:table-cell table:style-name="ce70"/>
          <table:table-cell table:style-name="ce50"/>
          <table:table-cell table:number-columns-repeated="3" table:style-name="ce2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7087.71" table:style-name="ce1">
            <text:p>7087.71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70"/>
          <table:table-cell table:style-name="ce50"/>
          <table:table-cell table:number-columns-repeated="3" table:style-name="ce2"/>
          <table:table-cell table:number-columns-repeated="16368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46.880699999999997" table:style-name="ce1">
            <text:p>-46.8807</text:p>
          </table:table-cell>
          <table:table-cell table:style-name="ce10"/>
          <table:table-cell office:value-type="string" table:number-columns-spanned="3" table:number-rows-spanned="1" table:style-name="ce57">
            <text:p>Curve Fit</text:p>
          </table:table-cell>
          <table:covered-table-cell table:number-columns-repeated="2"/>
          <table:table-cell table:style-name="ce2"/>
          <table:table-cell table:style-name="ce70"/>
          <table:table-cell table:style-name="ce50"/>
          <table:table-cell table:number-columns-repeated="3" table:style-name="ce2"/>
          <table:table-cell table:number-columns-repeated="16368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5.0607100000000003" table:style-name="ce1">
            <text:p>5.06071</text:p>
          </table:table-cell>
          <table:table-cell table:style-name="ce10"/>
          <table:table-cell office:value-type="string" table:number-columns-spanned="3" table:number-rows-spanned="1" table:style-name="ce58">
            <text:p><text:s text:c="2"/>= C0+C1*N^1+C2*n^2</text:p>
          </table:table-cell>
          <table:covered-table-cell table:number-columns-repeated="2"/>
          <table:table-cell table:style-name="ce2"/>
          <table:table-cell table:style-name="ce70"/>
          <table:table-cell table:style-name="ce50"/>
          <table:table-cell table:number-columns-repeated="3" table:style-name="ce2"/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2" table:number-rows-spanned="1" table:style-name="ce59">
            <text:p><text:s/>C''' for O(N^2) =<text:s/></text:p>
          </table:table-cell>
          <table:covered-table-cell/>
          <table:table-cell office:value-type="float" office:value="5.8607100000000001" table:formula="of:=[.F6]+0.8" table:style-name="ce1">
            <text:p>5.86071</text:p>
          </table:table-cell>
          <table:table-cell table:style-name="ce10"/>
          <table:table-cell office:value-type="string" table:number-columns-spanned="3" table:number-rows-spanned="1" table:style-name="ce60">
            <text:p><text:s/>=($F$6*G14)+($F$5*F14)+$F$4</text:p>
          </table:table-cell>
          <table:covered-table-cell table:number-columns-repeated="2"/>
          <table:table-cell table:style-name="ce2"/>
          <table:table-cell table:style-name="ce70"/>
          <table:table-cell table:style-name="ce50"/>
          <table:table-cell table:number-columns-repeated="3" table:style-name="ce2"/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5"/>
          <table:table-cell table:style-name="ce1"/>
          <table:table-cell table:style-name="ce10"/>
          <table:table-cell table:number-columns-repeated="3" table:style-name="ce16"/>
          <table:table-cell table:style-name="ce2"/>
          <table:table-cell table:style-name="ce70"/>
          <table:table-cell table:style-name="ce50"/>
          <table:table-cell table:number-columns-repeated="3" table:style-name="ce2"/>
          <table:table-cell table:number-columns-repeated="16368"/>
        </table:table-row>
        <table:table-row table:style-name="ro3">
          <table:table-cell/>
          <table:table-cell table:number-columns-repeated="2" table:style-name="ce1"/>
          <table:table-cell table:number-columns-repeated="2" table:style-name="ce71"/>
          <table:table-cell table:style-name="ce1"/>
          <table:table-cell table:style-name="ce10"/>
          <table:table-cell table:number-columns-repeated="2" table:style-name="ce2"/>
          <table:table-cell office:value-type="string" table:number-columns-spanned="7" table:number-rows-spanned="1" table:style-name="ce83">
            <text:p>Simulate to find the C''' with N^2 <text:s/>to show O(N^2)</text:p>
          </table:table-cell>
          <table:covered-table-cell table:number-columns-repeated="6"/>
          <table:table-cell table:number-columns-repeated="16368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18">
            <text:p>Step 2</text:p>
          </table:table-cell>
          <table:table-cell table:style-name="ce19"/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4" table:number-rows-spanned="3" table:style-name="ce62">
            <text:p>Step 5</text:p>
          </table:table-cell>
          <table:covered-table-cell table:number-columns-repeated="3"/>
          <table:table-cell office:value-type="string" table:style-name="ce72">
            <text:p>Simulated<text:s/></text:p>
          </table:table-cell>
          <table:table-cell office:value-type="string" table:style-name="ce73">
            <text:p>Step 6</text:p>
          </table:table-cell>
          <table:table-cell table:number-columns-repeated="16369" table:style-name="ce1"/>
        </table:table-row>
        <table:table-row table:style-name="ro4">
          <table:table-cell table:style-name="ce2"/>
          <table:table-cell table:style-name="ce74"/>
          <table:table-cell table:style-name="ce2"/>
          <table:table-cell office:value-type="string" table:style-name="ce22">
            <text:p>y`</text:p>
          </table:table-cell>
          <table:table-cell office:value-type="string" table:number-columns-spanned="3" table:number-rows-spanned="1" table:style-name="ce63">
            <text:p>Step 1b</text:p>
          </table:table-cell>
          <table:covered-table-cell table:number-columns-repeated="2"/>
          <table:table-cell table:style-name="ce75"/>
          <table:table-cell table:style-name="ce2"/>
          <table:covered-table-cell/>
          <table:covered-table-cell table:number-columns-repeated="3"/>
          <table:table-cell office:value-type="string" table:style-name="ce76">
            <text:p>Sum of<text:s/></text:p>
          </table:table-cell>
          <table:table-cell office:value-type="string" table:number-columns-spanned="1" table:number-rows-spanned="2" table:style-name="ce84">
            <text:p><text:s/>BigO</text:p>
          </table:table-cell>
          <table:table-cell office:value-type="string" table:style-name="ce24">
            <text:p><text:s/>Step 7</text:p>
          </table:table-cell>
          <table:table-cell table:number-columns-repeated="16368" table:style-name="ce2"/>
        </table:table-row>
        <table:table-row table:style-name="ro5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5">
            <text:p>f.dat file</text:p>
          </table:table-cell>
          <table:table-cell office:value-type="string" table:number-columns-spanned="3" table:number-rows-spanned="1" table:style-name="ce65">
            <text:p>r.dat file</text:p>
          </table:table-cell>
          <table:covered-table-cell table:number-columns-repeated="2"/>
          <table:table-cell office:value-type="string" table:style-name="ce26">
            <text:p>Step 4</text:p>
          </table:table-cell>
          <table:table-cell table:style-name="ce2"/>
          <table:covered-table-cell/>
          <table:covered-table-cell table:number-columns-repeated="3"/>
          <table:table-cell office:value-type="string" table:style-name="ce72">
            <text:p>Operators</text:p>
          </table:table-cell>
          <table:covered-table-cell/>
          <table:table-cell office:value-type="string" table:style-name="ce28">
            <text:p><text:s/>= BigO-Simulated</text:p>
          </table:table-cell>
          <table:table-cell table:number-columns-repeated="16368"/>
        </table:table-row>
        <table:table-row table:style-name="ro7">
          <table:table-cell/>
          <table:table-cell office:value-type="string" table:style-name="ce29">
            <text:p>Count</text:p>
          </table:table-cell>
          <table:table-cell office:value-type="string" table:style-name="ce30">
            <text:p>N</text:p>
          </table:table-cell>
          <table:table-cell office:value-type="string" table:style-name="ce77">
            <text:p>Sum of Operators</text:p>
          </table:table-cell>
          <table:table-cell office:value-type="string" table:style-name="ce32">
            <text:p>N^0</text:p>
          </table:table-cell>
          <table:table-cell office:value-type="string" table:style-name="ce33">
            <text:p>N^1</text:p>
          </table:table-cell>
          <table:table-cell office:value-type="string" table:style-name="ce34">
            <text:p>N^2</text:p>
          </table:table-cell>
          <table:table-cell office:value-type="string" table:style-name="ce35">
            <text:p>Curve Fit</text:p>
          </table:table-cell>
          <table:table-cell table:style-name="ce2"/>
          <table:table-cell office:value-type="string" table:style-name="ce36">
            <text:p>Count</text:p>
          </table:table-cell>
          <table:table-cell office:value-type="string" table:style-name="ce37">
            <text:p>N^0</text:p>
          </table:table-cell>
          <table:table-cell office:value-type="string" table:style-name="ce37">
            <text:p>N = N^1</text:p>
          </table:table-cell>
          <table:table-cell office:value-type="string" table:style-name="ce38">
            <text:p>N^2</text:p>
          </table:table-cell>
          <table:table-cell office:value-type="string" table:style-name="ce39">
            <text:p>Curve Fit</text:p>
          </table:table-cell>
          <table:table-cell office:value-type="string" table:style-name="ce40">
            <text:p>C'''*g(N^2)</text:p>
          </table:table-cell>
          <table:table-cell office:value-type="string" table:style-name="ce41">
            <text:p>Deviatio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50073" table:style-name="ce2">
            <text:p>50073</text:p>
          </table:table-cell>
          <table:table-cell office:value-type="float" office:value="1" table:style-name="ce2">
            <text:p>1</text:p>
          </table:table-cell>
          <table:table-cell office:value-type="float" office:value="100" table:formula="of:=[.C14]" table:style-name="ce2">
            <text:p>100</text:p>
          </table:table-cell>
          <table:table-cell office:value-type="float" office:value="10000" table:formula="of:=[.F14]*[.F14]" table:style-name="ce50">
            <text:p>1.00E+04</text:p>
          </table:table-cell>
          <table:table-cell office:value-type="float" office:value="53006.740000000005" table:formula="of:=([.$F$6]*[.G14])+([.$F$5]*[.F14])+[.$F$4]" table:style-name="ce50">
            <text:p>5.30E+04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" table:formula="of:=[.C14]" table:style-name="ce70">
            <text:p>100</text:p>
          </table:table-cell>
          <table:table-cell table:style-name="ce50"/>
          <table:table-cell table:number-columns-repeated="3" table:style-name="ce2"/>
          <table:table-cell table:number-columns-repeated="16368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float" office:value="115283" table:style-name="ce2">
            <text:p>115283</text:p>
          </table:table-cell>
          <table:table-cell office:value-type="float" office:value="1" table:style-name="ce2">
            <text:p>1</text:p>
          </table:table-cell>
          <table:table-cell office:value-type="float" office:value="150" table:formula="of:=[.C15]" table:style-name="ce2">
            <text:p>150</text:p>
          </table:table-cell>
          <table:table-cell office:value-type="float" office:value="22500" table:formula="of:=[.F15]*[.F15]" table:style-name="ce50">
            <text:p>2.25E+04</text:p>
          </table:table-cell>
          <table:table-cell office:value-type="float" office:value="113921.58000000002" table:formula="of:=([.$F$6]*[.G15])+([.$F$5]*[.F15])+[.$F$4]" table:style-name="ce50">
            <text:p>1.14E+05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25" table:formula="of:=[.L14]+25" table:style-name="ce78">
            <text:p>12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204269" table:style-name="ce2">
            <text:p>204269</text:p>
          </table:table-cell>
          <table:table-cell office:value-type="float" office:value="1" table:style-name="ce2">
            <text:p>1</text:p>
          </table:table-cell>
          <table:table-cell office:value-type="float" office:value="200" table:formula="of:=[.C16]" table:style-name="ce2">
            <text:p>200</text:p>
          </table:table-cell>
          <table:table-cell office:value-type="float" office:value="40000" table:formula="of:=[.F16]*[.F16]" table:style-name="ce50">
            <text:p>4.00E+04</text:p>
          </table:table-cell>
          <table:table-cell office:value-type="float" office:value="200139.97" table:formula="of:=([.$F$6]*[.G16])+([.$F$5]*[.F16])+[.$F$4]" table:style-name="ce50">
            <text:p>2.00E+05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50" table:formula="of:=[.L15]+25" table:style-name="ce78">
            <text:p>15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250" table:style-name="ce2">
            <text:p>250</text:p>
          </table:table-cell>
          <table:table-cell office:value-type="float" office:value="310071" table:style-name="ce2">
            <text:p>310071</text:p>
          </table:table-cell>
          <table:table-cell office:value-type="float" office:value="1" table:style-name="ce2">
            <text:p>1</text:p>
          </table:table-cell>
          <table:table-cell office:value-type="float" office:value="250" table:formula="of:=[.C17]" table:style-name="ce2">
            <text:p>250</text:p>
          </table:table-cell>
          <table:table-cell office:value-type="float" office:value="62500" table:formula="of:=[.F17]*[.F17]" table:style-name="ce50">
            <text:p>6.25E+04</text:p>
          </table:table-cell>
          <table:table-cell office:value-type="float" office:value="311661.91000000003" table:formula="of:=([.$F$6]*[.G17])+([.$F$5]*[.F17])+[.$F$4]" table:style-name="ce50">
            <text:p>3.12E+05</text:p>
          </table:table-cell>
          <table:table-cell table:style-name="ce2"/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75" table:formula="of:=[.L16]+25" table:style-name="ce78">
            <text:p>17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39681" table:style-name="ce2">
            <text:p>439681</text:p>
          </table:table-cell>
          <table:table-cell office:value-type="float" office:value="1" table:style-name="ce2">
            <text:p>1</text:p>
          </table:table-cell>
          <table:table-cell office:value-type="float" office:value="300" table:formula="of:=[.C18]" table:style-name="ce2">
            <text:p>300</text:p>
          </table:table-cell>
          <table:table-cell office:value-type="float" office:value="90000" table:formula="of:=[.F18]*[.F18]" table:style-name="ce50">
            <text:p>9.00E+04</text:p>
          </table:table-cell>
          <table:table-cell office:value-type="float" office:value="448487.4" table:formula="of:=([.$F$6]*[.G18])+([.$F$5]*[.F18])+[.$F$4]" table:style-name="ce50">
            <text:p>4.48E+05</text:p>
          </table:table-cell>
          <table:table-cell table:style-name="ce2"/>
          <table:table-cell office:value-type="float" office:value="5" table:style-name="ce5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00" table:formula="of:=[.L17]+25" table:style-name="ce78">
            <text:p>20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350" table:style-name="ce2">
            <text:p>350</text:p>
          </table:table-cell>
          <table:table-cell office:value-type="float" office:value="606659" table:style-name="ce2">
            <text:p>606659</text:p>
          </table:table-cell>
          <table:table-cell office:value-type="float" office:value="1" table:style-name="ce2">
            <text:p>1</text:p>
          </table:table-cell>
          <table:table-cell office:value-type="float" office:value="350" table:formula="of:=[.C19]" table:style-name="ce2">
            <text:p>350</text:p>
          </table:table-cell>
          <table:table-cell office:value-type="float" office:value="122500" table:formula="of:=[.F19]*[.F19]" table:style-name="ce50">
            <text:p>1.23E+05</text:p>
          </table:table-cell>
          <table:table-cell office:value-type="float" office:value="610616.43999999994" table:formula="of:=([.$F$6]*[.G19])+([.$F$5]*[.F19])+[.$F$4]" table:style-name="ce50">
            <text:p>6.11E+05</text:p>
          </table:table-cell>
          <table:table-cell table:style-name="ce2"/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5" table:formula="of:=[.L18]+25" table:style-name="ce78">
            <text:p>22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400" table:style-name="ce2">
            <text:p>400</text:p>
          </table:table-cell>
          <table:table-cell office:value-type="float" office:value="808253" table:style-name="ce2">
            <text:p>808253</text:p>
          </table:table-cell>
          <table:table-cell office:value-type="float" office:value="1" table:style-name="ce2">
            <text:p>1</text:p>
          </table:table-cell>
          <table:table-cell office:value-type="float" office:value="400" table:formula="of:=[.C20]" table:style-name="ce2">
            <text:p>400</text:p>
          </table:table-cell>
          <table:table-cell office:value-type="float" office:value="160000" table:formula="of:=[.F20]*[.F20]" table:style-name="ce50">
            <text:p>1.60E+05</text:p>
          </table:table-cell>
          <table:table-cell office:value-type="float" office:value="798049.03" table:formula="of:=([.$F$6]*[.G20])+([.$F$5]*[.F20])+[.$F$4]" table:style-name="ce50">
            <text:p>7.98E+05</text:p>
          </table:table-cell>
          <table:table-cell table:style-name="ce2"/>
          <table:table-cell office:value-type="float" office:value="7" table:style-name="ce5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50" table:formula="of:=[.L19]+25" table:style-name="ce78">
            <text:p>25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450" table:style-name="ce2">
            <text:p>450</text:p>
          </table:table-cell>
          <table:table-cell office:value-type="float" office:value="1022639" table:style-name="ce2">
            <text:p>1022639</text:p>
          </table:table-cell>
          <table:table-cell office:value-type="float" office:value="1" table:style-name="ce2">
            <text:p>1</text:p>
          </table:table-cell>
          <table:table-cell office:value-type="float" office:value="450" table:formula="of:=[.C21]" table:style-name="ce2">
            <text:p>450</text:p>
          </table:table-cell>
          <table:table-cell office:value-type="float" office:value="202500" table:formula="of:=[.F21]*[.F21]" table:style-name="ce50">
            <text:p>2.03E+05</text:p>
          </table:table-cell>
          <table:table-cell office:value-type="float" office:value="1010785.17" table:formula="of:=([.$F$6]*[.G21])+([.$F$5]*[.F21])+[.$F$4]" table:style-name="ce50">
            <text:p>1.01E+06</text:p>
          </table:table-cell>
          <table:table-cell table:style-name="ce2"/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275" table:formula="of:=[.L20]+25" table:style-name="ce78">
            <text:p>27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00" table:style-name="ce2">
            <text:p>500</text:p>
          </table:table-cell>
          <table:table-cell office:value-type="float" office:value="1233377" table:style-name="ce2">
            <text:p>1233377</text:p>
          </table:table-cell>
          <table:table-cell office:value-type="float" office:value="1" table:style-name="ce2">
            <text:p>1</text:p>
          </table:table-cell>
          <table:table-cell office:value-type="float" office:value="500" table:formula="of:=[.C22]" table:style-name="ce2">
            <text:p>500</text:p>
          </table:table-cell>
          <table:table-cell office:value-type="float" office:value="250000" table:formula="of:=[.F22]*[.F22]" table:style-name="ce50">
            <text:p>2.50E+05</text:p>
          </table:table-cell>
          <table:table-cell office:value-type="float" office:value="1248824.8599999999" table:formula="of:=([.$F$6]*[.G22])+([.$F$5]*[.F22])+[.$F$4]" table:style-name="ce50">
            <text:p>1.25E+06</text:p>
          </table:table-cell>
          <table:table-cell table:style-name="ce2"/>
          <table:table-cell office:value-type="float" office:value="9" table:style-name="ce5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300" table:formula="of:=[.L21]+25" table:style-name="ce78">
            <text:p>30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50" table:style-name="ce2">
            <text:p>550</text:p>
          </table:table-cell>
          <table:table-cell office:value-type="float" office:value="1531723" table:style-name="ce2">
            <text:p>1531723</text:p>
          </table:table-cell>
          <table:table-cell office:value-type="float" office:value="1" table:style-name="ce2">
            <text:p>1</text:p>
          </table:table-cell>
          <table:table-cell office:value-type="float" office:value="550" table:formula="of:=[.C23]" table:style-name="ce2">
            <text:p>550</text:p>
          </table:table-cell>
          <table:table-cell office:value-type="float" office:value="302500" table:formula="of:=[.F23]*[.F23]" table:style-name="ce50">
            <text:p>3.03E+05</text:p>
          </table:table-cell>
          <table:table-cell office:value-type="float" office:value="1512168.1" table:formula="of:=([.$F$6]*[.G23])+([.$F$5]*[.F23])+[.$F$4]" table:style-name="ce50">
            <text:p>1.51E+06</text:p>
          </table:table-cell>
          <table:table-cell table:style-name="ce2"/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325" table:formula="of:=[.L22]+25" table:style-name="ce78">
            <text:p>32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600" table:style-name="ce2">
            <text:p>600</text:p>
          </table:table-cell>
          <table:table-cell office:value-type="float" office:value="1823733" table:style-name="ce2">
            <text:p>1823733</text:p>
          </table:table-cell>
          <table:table-cell office:value-type="float" office:value="1" table:style-name="ce2">
            <text:p>1</text:p>
          </table:table-cell>
          <table:table-cell office:value-type="float" office:value="600" table:formula="of:=[.C24]" table:style-name="ce2">
            <text:p>600</text:p>
          </table:table-cell>
          <table:table-cell office:value-type="float" office:value="360000" table:formula="of:=[.F24]*[.F24]" table:style-name="ce50">
            <text:p>3.60E+05</text:p>
          </table:table-cell>
          <table:table-cell office:value-type="float" office:value="1800814.8900000001" table:formula="of:=([.$F$6]*[.G24])+([.$F$5]*[.F24])+[.$F$4]" table:style-name="ce50">
            <text:p>1.80E+06</text:p>
          </table:table-cell>
          <table:table-cell table:style-name="ce2"/>
          <table:table-cell office:value-type="float" office:value="11" table:style-name="ce5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350" table:formula="of:=[.L23]+25" table:style-name="ce78">
            <text:p>35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650" table:style-name="ce2">
            <text:p>650</text:p>
          </table:table-cell>
          <table:table-cell office:value-type="float" office:value="2078575" table:style-name="ce2">
            <text:p>2078575</text:p>
          </table:table-cell>
          <table:table-cell office:value-type="float" office:value="1" table:style-name="ce2">
            <text:p>1</text:p>
          </table:table-cell>
          <table:table-cell office:value-type="float" office:value="650" table:formula="of:=[.C25]" table:style-name="ce2">
            <text:p>650</text:p>
          </table:table-cell>
          <table:table-cell office:value-type="float" office:value="422500" table:formula="of:=[.F25]*[.F25]" table:style-name="ce50">
            <text:p>4.23E+05</text:p>
          </table:table-cell>
          <table:table-cell office:value-type="float" office:value="2114765.23" table:formula="of:=([.$F$6]*[.G25])+([.$F$5]*[.F25])+[.$F$4]" table:style-name="ce50">
            <text:p>2.11E+06</text:p>
          </table:table-cell>
          <table:table-cell table:style-name="ce2"/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375" table:formula="of:=[.L24]+25" table:style-name="ce78">
            <text:p>37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700" table:style-name="ce2">
            <text:p>700</text:p>
          </table:table-cell>
          <table:table-cell office:value-type="float" office:value="2430057" table:style-name="ce2">
            <text:p>2430057</text:p>
          </table:table-cell>
          <table:table-cell office:value-type="float" office:value="1" table:style-name="ce2">
            <text:p>1</text:p>
          </table:table-cell>
          <table:table-cell office:value-type="float" office:value="700" table:formula="of:=[.C26]" table:style-name="ce2">
            <text:p>700</text:p>
          </table:table-cell>
          <table:table-cell office:value-type="float" office:value="490000" table:formula="of:=[.F26]*[.F26]" table:style-name="ce50">
            <text:p>4.90E+05</text:p>
          </table:table-cell>
          <table:table-cell office:value-type="float" office:value="2454019.1199999996" table:formula="of:=([.$F$6]*[.G26])+([.$F$5]*[.F26])+[.$F$4]" table:style-name="ce50">
            <text:p>2.45E+06</text:p>
          </table:table-cell>
          <table:table-cell table:style-name="ce2"/>
          <table:table-cell office:value-type="float" office:value="13" table:style-name="ce5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400" table:formula="of:=[.L25]+25" table:style-name="ce78">
            <text:p>40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750" table:style-name="ce2">
            <text:p>750</text:p>
          </table:table-cell>
          <table:table-cell office:value-type="float" office:value="2839907" table:style-name="ce2">
            <text:p>2839907</text:p>
          </table:table-cell>
          <table:table-cell office:value-type="float" office:value="1" table:style-name="ce2">
            <text:p>1</text:p>
          </table:table-cell>
          <table:table-cell office:value-type="float" office:value="750" table:formula="of:=[.C27]" table:style-name="ce2">
            <text:p>750</text:p>
          </table:table-cell>
          <table:table-cell office:value-type="float" office:value="562500" table:formula="of:=[.F27]*[.F27]" table:style-name="ce50">
            <text:p>5.63E+05</text:p>
          </table:table-cell>
          <table:table-cell office:value-type="float" office:value="2818576.56" table:formula="of:=([.$F$6]*[.G27])+([.$F$5]*[.F27])+[.$F$4]" table:style-name="ce50">
            <text:p>2.82E+06</text:p>
          </table:table-cell>
          <table:table-cell table:style-name="ce2"/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425" table:formula="of:=[.L26]+25" table:style-name="ce78">
            <text:p>42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800" table:style-name="ce2">
            <text:p>800</text:p>
          </table:table-cell>
          <table:table-cell office:value-type="float" office:value="3198821" table:style-name="ce2">
            <text:p>3198821</text:p>
          </table:table-cell>
          <table:table-cell office:value-type="float" office:value="1" table:style-name="ce2">
            <text:p>1</text:p>
          </table:table-cell>
          <table:table-cell office:value-type="float" office:value="800" table:formula="of:=[.C28]" table:style-name="ce2">
            <text:p>800</text:p>
          </table:table-cell>
          <table:table-cell office:value-type="float" office:value="640000" table:formula="of:=[.F28]*[.F28]" table:style-name="ce50">
            <text:p>6.40E+05</text:p>
          </table:table-cell>
          <table:table-cell office:value-type="float" office:value="3208437.5500000003" table:formula="of:=([.$F$6]*[.G28])+([.$F$5]*[.F28])+[.$F$4]" table:style-name="ce50">
            <text:p>3.21E+06</text:p>
          </table:table-cell>
          <table:table-cell table:style-name="ce2"/>
          <table:table-cell office:value-type="float" office:value="15" table:style-name="ce5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450" table:formula="of:=[.L27]+25" table:style-name="ce78">
            <text:p>45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850" table:style-name="ce2">
            <text:p>850</text:p>
          </table:table-cell>
          <table:table-cell office:value-type="float" office:value="3634767" table:style-name="ce2">
            <text:p>3634767</text:p>
          </table:table-cell>
          <table:table-cell office:value-type="float" office:value="1" table:style-name="ce2">
            <text:p>1</text:p>
          </table:table-cell>
          <table:table-cell office:value-type="float" office:value="850" table:formula="of:=[.C29]" table:style-name="ce2">
            <text:p>850</text:p>
          </table:table-cell>
          <table:table-cell office:value-type="float" office:value="722500" table:formula="of:=[.F29]*[.F29]" table:style-name="ce50">
            <text:p>7.23E+05</text:p>
          </table:table-cell>
          <table:table-cell office:value-type="float" office:value="3623602.09" table:formula="of:=([.$F$6]*[.G29])+([.$F$5]*[.F29])+[.$F$4]" table:style-name="ce50">
            <text:p>3.62E+06</text:p>
          </table:table-cell>
          <table:table-cell table:style-name="ce2"/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475" table:formula="of:=[.L28]+25" table:style-name="ce78">
            <text:p>47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10"/>
          <table:table-cell table:number-columns-repeated="2" table:style-name="ce2"/>
          <table:table-cell office:value-type="float" office:value="17" table:style-name="ce5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500" table:formula="of:=[.L29]+25" table:style-name="ce78">
            <text:p>50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table:style-name="ce1">
            <draw:frame draw:z-index="1" draw:id="id2" draw:style-name="a2" draw:name="Chart 1" svg:x="0.0267in" svg:y="0.18204in" svg:width="7.38337in" svg:height="6.977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2"/>
          <table:table-cell table:style-name="ce1"/>
          <table:table-cell table:style-name="ce10"/>
          <table:table-cell table:number-columns-repeated="2" table:style-name="ce2"/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525" table:formula="of:=[.L30]+25" table:style-name="ce78">
            <text:p>52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10"/>
          <table:table-cell table:number-columns-repeated="2" table:style-name="ce2"/>
          <table:table-cell office:value-type="float" office:value="19" table:style-name="ce5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550" table:formula="of:=[.L31]+25" table:style-name="ce78">
            <text:p>55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575" table:formula="of:=[.L32]+25" table:style-name="ce78">
            <text:p>57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1" table:style-name="ce5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600" table:formula="of:=[.L33]+25" table:style-name="ce78">
            <text:p>60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625" table:formula="of:=[.L34]+25" table:style-name="ce78">
            <text:p>62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3" table:style-name="ce5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650" table:formula="of:=[.L35]+25" table:style-name="ce78">
            <text:p>65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675" table:formula="of:=[.L36]+25" table:style-name="ce78">
            <text:p>675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5" table:style-name="ce5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700" table:formula="of:=[.L37]+25" table:style-name="ce78">
            <text:p>700</text:p>
          </table:table-cell>
          <table:table-cell table:style-name="ce5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725" table:formula="of:=[.L38]+25" table:style-name="ce78">
            <text:p>725</text:p>
          </table:table-cell>
          <table:table-cell table:style-name="ce8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7" table:style-name="ce5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750" table:formula="of:=[.L39]+25" table:style-name="ce78">
            <text:p>750</text:p>
          </table:table-cell>
          <table:table-cell table:style-name="ce8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775" table:formula="of:=[.L40]+25" table:style-name="ce78">
            <text:p>775</text:p>
          </table:table-cell>
          <table:table-cell table:style-name="ce8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29" table:style-name="ce5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800" table:formula="of:=[.L41]+25" table:style-name="ce78">
            <text:p>800</text:p>
          </table:table-cell>
          <table:table-cell table:style-name="ce8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825" table:formula="of:=[.L42]+25" table:style-name="ce78">
            <text:p>825</text:p>
          </table:table-cell>
          <table:table-cell table:style-name="ce80"/>
          <table:table-cell table:number-columns-repeated="2" table:style-name="ce79"/>
          <table:table-cell table:style-name="ce80"/>
          <table:table-cell table:number-columns-repeated="16368"/>
        </table:table-row>
        <table:table-row table:style-name="ro1">
          <table:table-cell table:number-columns-repeated="9"/>
          <table:table-cell office:value-type="float" office:value="31" table:style-name="ce5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850" table:formula="of:=[.L43]+25" table:style-name="ce78">
            <text:p>850</text:p>
          </table:table-cell>
          <table:table-cell table:style-name="ce80"/>
          <table:table-cell table:number-columns-repeated="2" table:style-name="ce79"/>
          <table:table-cell table:style-name="ce80"/>
          <table:table-cell table:number-columns-repeated="16368"/>
        </table:table-row>
        <table:table-row table:number-rows-repeated="5" table:style-name="ro1">
          <table:table-cell table:number-columns-repeated="9"/>
          <table:table-cell table:style-name="ce81"/>
          <table:table-cell table:style-name="ce82"/>
          <table:table-cell table:style-name="ce78"/>
          <table:table-cell table:style-name="ce80"/>
          <table:table-cell table:number-columns-repeated="2" table:style-name="ce79"/>
          <table:table-cell table:style-name="ce80"/>
          <table:table-cell table:number-columns-repeated="16368"/>
        </table:table-row>
        <table:table-row table:number-rows-repeated="1048527" table:style-name="ro1">
          <table:table-cell table:number-columns-repeated="16384"/>
        </table:table-row>
      </table:table>
      <table:table table:name="OperationalAnalysis" table:style-name="ta2">
        <table:table-column table:style-name="co4" table:number-columns-repeated="4" table:default-cell-style-name="ce1"/>
        <table:table-column table:style-name="co4" table:default-cell-style-name="ce2"/>
        <table:table-column table:style-name="co4" table:number-columns-repeated="2" table:default-cell-style-name="ce1"/>
        <table:table-column table:style-name="co4" table:number-columns-repeated="2" table:default-cell-style-name="ce2"/>
        <table:table-column table:style-name="co4" table:default-cell-style-name="ce1"/>
        <table:table-column table:style-name="co4" table:default-cell-style-name="ce2"/>
        <table:table-column table:style-name="co6" table:default-cell-style-name="ce4"/>
        <table:table-column table:style-name="co4" table:number-columns-repeated="1012" table:default-cell-style-name="ce1"/>
        <table:table-column table:style-name="co8" table:number-columns-repeated="15360" table:default-cell-style-name="ce1"/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4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">
            <text:p>Operational Analysis for the Mark Sort Algorithm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4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4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7087.71" table:style-name="ce1">
            <text:p>7087.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4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46.880699999999997" table:style-name="ce1">
            <text:p>-46.8807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4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5.0607100000000003" table:style-name="ce1">
            <text:p>5.060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4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4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2"/>
          <table:table-cell office:value-type="string" table:style-name="ce2">
            <text:p>f.dat file</text:p>
          </table:table-cell>
          <table:table-cell table:number-columns-repeated="3" table:style-name="ce2"/>
          <table:table-cell office:value-type="string" table:style-name="ce2">
            <text:p>Curve Fit</text:p>
          </table:table-cell>
          <table:table-cell table:number-columns-repeated="3" table:style-name="ce2"/>
          <table:table-cell office:value-type="string" table:style-name="ce4">
            <text:p>Curve Fit</text:p>
          </table:table-cell>
          <table:table-cell table:number-columns-repeated="16372" table:style-name="ce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string" table:style-name="ce2">
            <text:p>f</text:p>
          </table:table-cell>
          <table:table-cell table:style-name="ce2"/>
          <table:table-cell table:style-name="ce1"/>
          <table:table-cell table:style-name="ce2"/>
          <table:table-cell office:value-type="string" table:style-name="ce4">
            <text:p>f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C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Sum of Ops</text:p>
          </table:table-cell>
          <table:table-cell office:value-type="string" table:style-name="ce2">
            <text:p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table:style-name="ce2"/>
          <table:table-cell office:value-type="string" table:style-name="ce2">
            <text:p>Deviation</text:p>
          </table:table-cell>
          <table:table-cell table:style-name="ce1"/>
          <table:table-cell office:value-type="string" table:style-name="ce2">
            <text:p>N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50073" table:style-name="ce2">
            <text:p>50073</text:p>
          </table:table-cell>
          <table:table-cell office:value-type="float" office:value="1" table:style-name="ce2">
            <text:p>1</text:p>
          </table:table-cell>
          <table:table-cell office:value-type="float" office:value="100" table:formula="of:=[.C11]" table:style-name="ce2">
            <text:p>100</text:p>
          </table:table-cell>
          <table:table-cell office:value-type="float" office:value="10000" table:formula="of:=[.F11]*[.F11]" table:style-name="ce2">
            <text:p>10000</text:p>
          </table:table-cell>
          <table:table-cell office:value-type="float" office:value="53006.740000000005" table:formula="of:=[.$F$4]+[.$F$5]*[.F11]+[.$F$6]*[.G11]" table:style-name="ce2">
            <text:p>53006.74</text:p>
          </table:table-cell>
          <table:table-cell office:value-type="float" office:value="-2933.7400000000052" table:formula="of:=[.D11]-[.H11]" table:style-name="ce2">
            <text:p>-2933.74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3006.740000000005" table:formula="of:=[.$F$4]+[.$F$5]*[.K11]+[.$F$6]*[.K11]*[.K11]" table:style-name="ce4">
            <text:p>53006.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float" office:value="115283" table:style-name="ce2">
            <text:p>115283</text:p>
          </table:table-cell>
          <table:table-cell office:value-type="float" office:value="1" table:style-name="ce2">
            <text:p>1</text:p>
          </table:table-cell>
          <table:table-cell office:value-type="float" office:value="150" table:formula="of:=[.C12]" table:style-name="ce2">
            <text:p>150</text:p>
          </table:table-cell>
          <table:table-cell office:value-type="float" office:value="22500" table:formula="of:=[.F12]*[.F12]" table:style-name="ce2">
            <text:p>22500</text:p>
          </table:table-cell>
          <table:table-cell office:value-type="float" office:value="113921.58" table:formula="of:=[.$F$4]+[.$F$5]*[.F12]+[.$F$6]*[.G12]" table:style-name="ce2">
            <text:p>113921.58</text:p>
          </table:table-cell>
          <table:table-cell office:value-type="float" office:value="1361.4199999999983" table:formula="of:=[.D12]-[.H12]" table:style-name="ce2">
            <text:p>1361.42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office:value-type="float" office:value="113921.58000000002" table:formula="of:=[.$F$4]+[.$F$5]*[.K12]+[.$F$6]*[.K12]*[.K12]" table:style-name="ce4">
            <text:p>113921.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204269" table:style-name="ce2">
            <text:p>204269</text:p>
          </table:table-cell>
          <table:table-cell office:value-type="float" office:value="1" table:style-name="ce2">
            <text:p>1</text:p>
          </table:table-cell>
          <table:table-cell office:value-type="float" office:value="200" table:formula="of:=[.C13]" table:style-name="ce2">
            <text:p>200</text:p>
          </table:table-cell>
          <table:table-cell office:value-type="float" office:value="40000" table:formula="of:=[.F13]*[.F13]" table:style-name="ce2">
            <text:p>40000</text:p>
          </table:table-cell>
          <table:table-cell office:value-type="float" office:value="200139.97000000003" table:formula="of:=[.$F$4]+[.$F$5]*[.F13]+[.$F$6]*[.G13]" table:style-name="ce2">
            <text:p>200139.97</text:p>
          </table:table-cell>
          <table:table-cell office:value-type="float" office:value="4129.0299999999697" table:formula="of:=[.D13]-[.H13]" table:style-name="ce2">
            <text:p>4129.03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200139.97000000003" table:formula="of:=[.$F$4]+[.$F$5]*[.K13]+[.$F$6]*[.K13]*[.K13]" table:style-name="ce4">
            <text:p>200139.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250" table:style-name="ce2">
            <text:p>250</text:p>
          </table:table-cell>
          <table:table-cell office:value-type="float" office:value="310071" table:style-name="ce2">
            <text:p>310071</text:p>
          </table:table-cell>
          <table:table-cell office:value-type="float" office:value="1" table:style-name="ce2">
            <text:p>1</text:p>
          </table:table-cell>
          <table:table-cell office:value-type="float" office:value="250" table:formula="of:=[.C14]" table:style-name="ce2">
            <text:p>250</text:p>
          </table:table-cell>
          <table:table-cell office:value-type="float" office:value="62500" table:formula="of:=[.F14]*[.F14]" table:style-name="ce2">
            <text:p>62500</text:p>
          </table:table-cell>
          <table:table-cell office:value-type="float" office:value="311661.90999999997" table:formula="of:=[.$F$4]+[.$F$5]*[.F14]+[.$F$6]*[.G14]" table:style-name="ce2">
            <text:p>311661.91</text:p>
          </table:table-cell>
          <table:table-cell office:value-type="float" office:value="-1590.9099999999744" table:formula="of:=[.D14]-[.H14]" table:style-name="ce2">
            <text:p>-1590.91</text:p>
          </table:table-cell>
          <table:table-cell table:style-name="ce1"/>
          <table:table-cell office:value-type="float" office:value="250" table:style-name="ce2">
            <text:p>250</text:p>
          </table:table-cell>
          <table:table-cell office:value-type="float" office:value="311661.90999999997" table:formula="of:=[.$F$4]+[.$F$5]*[.K14]+[.$F$6]*[.K14]*[.K14]" table:style-name="ce4">
            <text:p>311661.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39681" table:style-name="ce2">
            <text:p>439681</text:p>
          </table:table-cell>
          <table:table-cell office:value-type="float" office:value="1" table:style-name="ce2">
            <text:p>1</text:p>
          </table:table-cell>
          <table:table-cell office:value-type="float" office:value="300" table:formula="of:=[.C15]" table:style-name="ce2">
            <text:p>300</text:p>
          </table:table-cell>
          <table:table-cell office:value-type="float" office:value="90000" table:formula="of:=[.F15]*[.F15]" table:style-name="ce2">
            <text:p>90000</text:p>
          </table:table-cell>
          <table:table-cell office:value-type="float" office:value="448487.4" table:formula="of:=[.$F$4]+[.$F$5]*[.F15]+[.$F$6]*[.G15]" table:style-name="ce2">
            <text:p>448487.4</text:p>
          </table:table-cell>
          <table:table-cell office:value-type="float" office:value="-8806.4000000000233" table:formula="of:=[.D15]-[.H15]" table:style-name="ce2">
            <text:p>-8806.4</text:p>
          </table:table-cell>
          <table:table-cell table:style-name="ce1"/>
          <table:table-cell office:value-type="float" office:value="300" table:style-name="ce2">
            <text:p>300</text:p>
          </table:table-cell>
          <table:table-cell office:value-type="float" office:value="448487.40000000008" table:formula="of:=[.$F$4]+[.$F$5]*[.K15]+[.$F$6]*[.K15]*[.K15]" table:style-name="ce4">
            <text:p>448487.4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350" table:style-name="ce2">
            <text:p>350</text:p>
          </table:table-cell>
          <table:table-cell office:value-type="float" office:value="606659" table:style-name="ce2">
            <text:p>606659</text:p>
          </table:table-cell>
          <table:table-cell office:value-type="float" office:value="1" table:style-name="ce2">
            <text:p>1</text:p>
          </table:table-cell>
          <table:table-cell office:value-type="float" office:value="350" table:formula="of:=[.C16]" table:style-name="ce2">
            <text:p>350</text:p>
          </table:table-cell>
          <table:table-cell office:value-type="float" office:value="122500" table:formula="of:=[.F16]*[.F16]" table:style-name="ce2">
            <text:p>122500</text:p>
          </table:table-cell>
          <table:table-cell office:value-type="float" office:value="610616.43999999994" table:formula="of:=[.$F$4]+[.$F$5]*[.F16]+[.$F$6]*[.G16]" table:style-name="ce2">
            <text:p>610616.44</text:p>
          </table:table-cell>
          <table:table-cell office:value-type="float" office:value="-3957.4399999999441" table:formula="of:=[.D16]-[.H16]" table:style-name="ce2">
            <text:p>-3957.44</text:p>
          </table:table-cell>
          <table:table-cell table:style-name="ce1"/>
          <table:table-cell office:value-type="float" office:value="350" table:style-name="ce2">
            <text:p>350</text:p>
          </table:table-cell>
          <table:table-cell office:value-type="float" office:value="610616.44000000006" table:formula="of:=[.$F$4]+[.$F$5]*[.K16]+[.$F$6]*[.K16]*[.K16]" table:style-name="ce4">
            <text:p>610616.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400" table:style-name="ce2">
            <text:p>400</text:p>
          </table:table-cell>
          <table:table-cell office:value-type="float" office:value="808253" table:style-name="ce2">
            <text:p>808253</text:p>
          </table:table-cell>
          <table:table-cell office:value-type="float" office:value="1" table:style-name="ce2">
            <text:p>1</text:p>
          </table:table-cell>
          <table:table-cell office:value-type="float" office:value="400" table:formula="of:=[.C17]" table:style-name="ce2">
            <text:p>400</text:p>
          </table:table-cell>
          <table:table-cell office:value-type="float" office:value="160000" table:formula="of:=[.F17]*[.F17]" table:style-name="ce2">
            <text:p>160000</text:p>
          </table:table-cell>
          <table:table-cell office:value-type="float" office:value="798049.03000000014" table:formula="of:=[.$F$4]+[.$F$5]*[.F17]+[.$F$6]*[.G17]" table:style-name="ce2">
            <text:p>798049.03</text:p>
          </table:table-cell>
          <table:table-cell office:value-type="float" office:value="10203.969999999856" table:formula="of:=[.D17]-[.H17]" table:style-name="ce2">
            <text:p>10203.97</text:p>
          </table:table-cell>
          <table:table-cell table:style-name="ce1"/>
          <table:table-cell office:value-type="float" office:value="400" table:style-name="ce2">
            <text:p>400</text:p>
          </table:table-cell>
          <table:table-cell office:value-type="float" office:value="798049.03000000014" table:formula="of:=[.$F$4]+[.$F$5]*[.K17]+[.$F$6]*[.K17]*[.K17]" table:style-name="ce4">
            <text:p>798049.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450" table:style-name="ce2">
            <text:p>450</text:p>
          </table:table-cell>
          <table:table-cell office:value-type="float" office:value="1022639" table:style-name="ce2">
            <text:p>1022639</text:p>
          </table:table-cell>
          <table:table-cell office:value-type="float" office:value="1" table:style-name="ce2">
            <text:p>1</text:p>
          </table:table-cell>
          <table:table-cell office:value-type="float" office:value="450" table:formula="of:=[.C18]" table:style-name="ce2">
            <text:p>450</text:p>
          </table:table-cell>
          <table:table-cell office:value-type="float" office:value="202500" table:formula="of:=[.F18]*[.F18]" table:style-name="ce2">
            <text:p>202500</text:p>
          </table:table-cell>
          <table:table-cell office:value-type="float" office:value="1010785.17" table:formula="of:=[.$F$4]+[.$F$5]*[.F18]+[.$F$6]*[.G18]" table:style-name="ce2">
            <text:p>1010785.17</text:p>
          </table:table-cell>
          <table:table-cell office:value-type="float" office:value="11853.829999999958" table:formula="of:=[.D18]-[.H18]" table:style-name="ce2">
            <text:p>11853.83</text:p>
          </table:table-cell>
          <table:table-cell table:style-name="ce1"/>
          <table:table-cell office:value-type="float" office:value="450" table:style-name="ce2">
            <text:p>450</text:p>
          </table:table-cell>
          <table:table-cell office:value-type="float" office:value="1010785.17" table:formula="of:=[.$F$4]+[.$F$5]*[.K18]+[.$F$6]*[.K18]*[.K18]" table:style-name="ce4">
            <text:p>1010785.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00" table:style-name="ce2">
            <text:p>500</text:p>
          </table:table-cell>
          <table:table-cell office:value-type="float" office:value="1233377" table:style-name="ce2">
            <text:p>1233377</text:p>
          </table:table-cell>
          <table:table-cell office:value-type="float" office:value="1" table:style-name="ce2">
            <text:p>1</text:p>
          </table:table-cell>
          <table:table-cell office:value-type="float" office:value="500" table:formula="of:=[.C19]" table:style-name="ce2">
            <text:p>500</text:p>
          </table:table-cell>
          <table:table-cell office:value-type="float" office:value="250000" table:formula="of:=[.F19]*[.F19]" table:style-name="ce2">
            <text:p>250000</text:p>
          </table:table-cell>
          <table:table-cell office:value-type="float" office:value="1248824.8600000001" table:formula="of:=[.$F$4]+[.$F$5]*[.F19]+[.$F$6]*[.G19]" table:style-name="ce2">
            <text:p>1248824.86</text:p>
          </table:table-cell>
          <table:table-cell office:value-type="float" office:value="-15447.860000000102" table:formula="of:=[.D19]-[.H19]" table:style-name="ce2">
            <text:p>-15447.86</text:p>
          </table:table-cell>
          <table:table-cell table:style-name="ce1"/>
          <table:table-cell office:value-type="float" office:value="500" table:style-name="ce2">
            <text:p>500</text:p>
          </table:table-cell>
          <table:table-cell office:value-type="float" office:value="1248824.8600000001" table:formula="of:=[.$F$4]+[.$F$5]*[.K19]+[.$F$6]*[.K19]*[.K19]" table:style-name="ce4">
            <text:p>1248824.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50" table:style-name="ce2">
            <text:p>550</text:p>
          </table:table-cell>
          <table:table-cell office:value-type="float" office:value="1531723" table:style-name="ce2">
            <text:p>1531723</text:p>
          </table:table-cell>
          <table:table-cell office:value-type="float" office:value="1" table:style-name="ce2">
            <text:p>1</text:p>
          </table:table-cell>
          <table:table-cell office:value-type="float" office:value="550" table:formula="of:=[.C20]" table:style-name="ce2">
            <text:p>550</text:p>
          </table:table-cell>
          <table:table-cell office:value-type="float" office:value="302500" table:formula="of:=[.F20]*[.F20]" table:style-name="ce2">
            <text:p>302500</text:p>
          </table:table-cell>
          <table:table-cell office:value-type="float" office:value="1512168.1" table:formula="of:=[.$F$4]+[.$F$5]*[.F20]+[.$F$6]*[.G20]" table:style-name="ce2">
            <text:p>1512168.1</text:p>
          </table:table-cell>
          <table:table-cell office:value-type="float" office:value="19554.899999999907" table:formula="of:=[.D20]-[.H20]" table:style-name="ce2">
            <text:p>19554.9</text:p>
          </table:table-cell>
          <table:table-cell table:style-name="ce1"/>
          <table:table-cell office:value-type="float" office:value="550" table:style-name="ce2">
            <text:p>550</text:p>
          </table:table-cell>
          <table:table-cell office:value-type="float" office:value="1512168.0999999999" table:formula="of:=[.$F$4]+[.$F$5]*[.K20]+[.$F$6]*[.K20]*[.K20]" table:style-name="ce4">
            <text:p>1512168.1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600" table:style-name="ce2">
            <text:p>600</text:p>
          </table:table-cell>
          <table:table-cell office:value-type="float" office:value="1823733" table:style-name="ce2">
            <text:p>1823733</text:p>
          </table:table-cell>
          <table:table-cell office:value-type="float" office:value="1" table:style-name="ce2">
            <text:p>1</text:p>
          </table:table-cell>
          <table:table-cell office:value-type="float" office:value="600" table:formula="of:=[.C21]" table:style-name="ce2">
            <text:p>600</text:p>
          </table:table-cell>
          <table:table-cell office:value-type="float" office:value="360000" table:formula="of:=[.F21]*[.F21]" table:style-name="ce2">
            <text:p>360000</text:p>
          </table:table-cell>
          <table:table-cell office:value-type="float" office:value="1800814.8900000001" table:formula="of:=[.$F$4]+[.$F$5]*[.F21]+[.$F$6]*[.G21]" table:style-name="ce2">
            <text:p>1800814.89</text:p>
          </table:table-cell>
          <table:table-cell office:value-type="float" office:value="22918.10999999987" table:formula="of:=[.D21]-[.H21]" table:style-name="ce2">
            <text:p>22918.11</text:p>
          </table:table-cell>
          <table:table-cell table:style-name="ce1"/>
          <table:table-cell office:value-type="float" office:value="600" table:style-name="ce2">
            <text:p>600</text:p>
          </table:table-cell>
          <table:table-cell office:value-type="float" office:value="1800814.8900000004" table:formula="of:=[.$F$4]+[.$F$5]*[.K21]+[.$F$6]*[.K21]*[.K21]" table:style-name="ce4">
            <text:p>1800814.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650" table:style-name="ce2">
            <text:p>650</text:p>
          </table:table-cell>
          <table:table-cell office:value-type="float" office:value="2078575" table:style-name="ce2">
            <text:p>2078575</text:p>
          </table:table-cell>
          <table:table-cell office:value-type="float" office:value="1" table:style-name="ce2">
            <text:p>1</text:p>
          </table:table-cell>
          <table:table-cell office:value-type="float" office:value="650" table:formula="of:=[.C22]" table:style-name="ce2">
            <text:p>650</text:p>
          </table:table-cell>
          <table:table-cell office:value-type="float" office:value="422500" table:formula="of:=[.F22]*[.F22]" table:style-name="ce2">
            <text:p>422500</text:p>
          </table:table-cell>
          <table:table-cell office:value-type="float" office:value="2114765.23" table:formula="of:=[.$F$4]+[.$F$5]*[.F22]+[.$F$6]*[.G22]" table:style-name="ce2">
            <text:p>2114765.23</text:p>
          </table:table-cell>
          <table:table-cell office:value-type="float" office:value="-36190.229999999981" table:formula="of:=[.D22]-[.H22]" table:style-name="ce2">
            <text:p>-36190.23</text:p>
          </table:table-cell>
          <table:table-cell table:style-name="ce1"/>
          <table:table-cell office:value-type="float" office:value="650" table:style-name="ce2">
            <text:p>650</text:p>
          </table:table-cell>
          <table:table-cell office:value-type="float" office:value="2114765.23" table:formula="of:=[.$F$4]+[.$F$5]*[.K22]+[.$F$6]*[.K22]*[.K22]" table:style-name="ce4">
            <text:p>2114765.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700" table:style-name="ce2">
            <text:p>700</text:p>
          </table:table-cell>
          <table:table-cell office:value-type="float" office:value="2430057" table:style-name="ce2">
            <text:p>2430057</text:p>
          </table:table-cell>
          <table:table-cell office:value-type="float" office:value="1" table:style-name="ce2">
            <text:p>1</text:p>
          </table:table-cell>
          <table:table-cell office:value-type="float" office:value="700" table:formula="of:=[.C23]" table:style-name="ce2">
            <text:p>700</text:p>
          </table:table-cell>
          <table:table-cell office:value-type="float" office:value="490000" table:formula="of:=[.F23]*[.F23]" table:style-name="ce2">
            <text:p>490000</text:p>
          </table:table-cell>
          <table:table-cell office:value-type="float" office:value="2454019.12" table:formula="of:=[.$F$4]+[.$F$5]*[.F23]+[.$F$6]*[.G23]" table:style-name="ce2">
            <text:p>2454019.12</text:p>
          </table:table-cell>
          <table:table-cell office:value-type="float" office:value="-23962.120000000112" table:formula="of:=[.D23]-[.H23]" table:style-name="ce2">
            <text:p>-23962.12</text:p>
          </table:table-cell>
          <table:table-cell table:style-name="ce1"/>
          <table:table-cell office:value-type="float" office:value="700" table:style-name="ce2">
            <text:p>700</text:p>
          </table:table-cell>
          <table:table-cell office:value-type="float" office:value="2454019.1200000006" table:formula="of:=[.$F$4]+[.$F$5]*[.K23]+[.$F$6]*[.K23]*[.K23]" table:style-name="ce4">
            <text:p>2454019.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750" table:style-name="ce2">
            <text:p>750</text:p>
          </table:table-cell>
          <table:table-cell office:value-type="float" office:value="2839907" table:style-name="ce2">
            <text:p>2839907</text:p>
          </table:table-cell>
          <table:table-cell office:value-type="float" office:value="1" table:style-name="ce2">
            <text:p>1</text:p>
          </table:table-cell>
          <table:table-cell office:value-type="float" office:value="750" table:formula="of:=[.C24]" table:style-name="ce2">
            <text:p>750</text:p>
          </table:table-cell>
          <table:table-cell office:value-type="float" office:value="562500" table:formula="of:=[.F24]*[.F24]" table:style-name="ce2">
            <text:p>562500</text:p>
          </table:table-cell>
          <table:table-cell office:value-type="float" office:value="2818576.56" table:formula="of:=[.$F$4]+[.$F$5]*[.F24]+[.$F$6]*[.G24]" table:style-name="ce2">
            <text:p>2818576.56</text:p>
          </table:table-cell>
          <table:table-cell office:value-type="float" office:value="21330.439999999944" table:formula="of:=[.D24]-[.H24]" table:style-name="ce2">
            <text:p>21330.44</text:p>
          </table:table-cell>
          <table:table-cell table:style-name="ce1"/>
          <table:table-cell office:value-type="float" office:value="750" table:style-name="ce2">
            <text:p>750</text:p>
          </table:table-cell>
          <table:table-cell office:value-type="float" office:value="2818576.56" table:formula="of:=[.$F$4]+[.$F$5]*[.K24]+[.$F$6]*[.K24]*[.K24]" table:style-name="ce4">
            <text:p>2818576.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800" table:style-name="ce2">
            <text:p>800</text:p>
          </table:table-cell>
          <table:table-cell office:value-type="float" office:value="3198821" table:style-name="ce2">
            <text:p>3198821</text:p>
          </table:table-cell>
          <table:table-cell office:value-type="float" office:value="1" table:style-name="ce2">
            <text:p>1</text:p>
          </table:table-cell>
          <table:table-cell office:value-type="float" office:value="800" table:formula="of:=[.C25]" table:style-name="ce2">
            <text:p>800</text:p>
          </table:table-cell>
          <table:table-cell office:value-type="float" office:value="640000" table:formula="of:=[.F25]*[.F25]" table:style-name="ce2">
            <text:p>640000</text:p>
          </table:table-cell>
          <table:table-cell office:value-type="float" office:value="3208437.5500000003" table:formula="of:=[.$F$4]+[.$F$5]*[.F25]+[.$F$6]*[.G25]" table:style-name="ce2">
            <text:p>3208437.55</text:p>
          </table:table-cell>
          <table:table-cell office:value-type="float" office:value="-9616.5500000002794" table:formula="of:=[.D25]-[.H25]" table:style-name="ce2">
            <text:p>-9616.55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3208437.5500000003" table:formula="of:=[.$F$4]+[.$F$5]*[.K25]+[.$F$6]*[.K25]*[.K25]" table:style-name="ce4">
            <text:p>3208437.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850" table:style-name="ce2">
            <text:p>850</text:p>
          </table:table-cell>
          <table:table-cell office:value-type="float" office:value="3634767" table:style-name="ce2">
            <text:p>3634767</text:p>
          </table:table-cell>
          <table:table-cell office:value-type="float" office:value="1" table:style-name="ce2">
            <text:p>1</text:p>
          </table:table-cell>
          <table:table-cell office:value-type="float" office:value="850" table:formula="of:=[.C26]" table:style-name="ce2">
            <text:p>850</text:p>
          </table:table-cell>
          <table:table-cell office:value-type="float" office:value="722500" table:formula="of:=[.F26]*[.F26]" table:style-name="ce2">
            <text:p>722500</text:p>
          </table:table-cell>
          <table:table-cell office:value-type="float" office:value="3623602.0900000003" table:formula="of:=[.$F$4]+[.$F$5]*[.F26]+[.$F$6]*[.G26]" table:style-name="ce2">
            <text:p>3623602.09</text:p>
          </table:table-cell>
          <table:table-cell office:value-type="float" office:value="11164.909999999683" table:formula="of:=[.D26]-[.H26]" table:style-name="ce2">
            <text:p>11164.91</text:p>
          </table:table-cell>
          <table:table-cell table:style-name="ce1"/>
          <table:table-cell office:value-type="float" office:value="850" table:style-name="ce2">
            <text:p>850</text:p>
          </table:table-cell>
          <table:table-cell office:value-type="float" office:value="3623602.0900000003" table:formula="of:=[.$F$4]+[.$F$5]*[.K26]+[.$F$6]*[.K26]*[.K26]" table:style-name="ce4">
            <text:p>3623602.09</text:p>
          </table:table-cell>
          <table:table-cell table:number-columns-repeated="16372"/>
        </table:table-row>
        <table:table-row table:style-name="ro8">
          <table:table-cell table:number-columns-repeated="16384"/>
        </table:table-row>
        <table:table-row table:style-name="ro8">
          <table:table-cell table:style-name="ce1">
            <draw:frame draw:z-index="1" draw:id="id3" draw:style-name="a3" draw:name="Chart 1" svg:x="0.0004in" svg:y="0.0244in" svg:width="13.3492in" svg:height="6.29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scientific-number number:decimal-places="2" number:min-decimal-places="2" number:min-integer-digits="1" number:min-exponent-digits="3" number:exponent-interval="1" number:forced-exponent-sign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ark Lehr</meta:initial-creator>
    <dc:creator>Fernandez, Danielle</dc:creator>
    <meta:creation-date>2020-09-23T19:12:23Z</meta:creation-date>
    <dc:date>2023-10-21T10:09:10Z</dc:date>
    <meta:editing-cycles>10</meta:editing-cycles>
    <meta:editing-duration>PT31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df_TimingAnalysis.$D$11" chart:values-cell-range-address="df_TimingAnalysis.$D$14:.$D$18" chart:class="chart:scatter" chart:attached-axis="primary-y" chart:style-name="G0S0">
            <chart:domain table:cell-range-address="df_TimingAnalysis.$C$14:.$C$18"/>
            <chart:data-point chart:repeated="5"/>
          </chart:series>
          <chart:series chart:label-cell-address="df_TimingAnalysis.$O$13" chart:values-cell-range-address="df_TimingAnalysis.$O$14:.$O$72" chart:class="chart:scatter" chart:attached-axis="primary-y" chart:style-name="G0S1">
            <chart:domain table:cell-range-address="df_TimingAnalysis.$M$14:.$M$72"/>
            <chart:data-point chart:repeated="59"/>
          </chart:series>
          <chart:series chart:label-cell-address="df_TimingAnalysis.$P$12" chart:values-cell-range-address="df_TimingAnalysis.$P$14:.$P$72" chart:class="chart:scatter" chart:attached-axis="primary-y" chart:style-name="G0S2">
            <chart:domain table:cell-range-address="df_TimingAnalysis.$M$14:.$M$72"/>
            <chart:data-point chart:repeated="59"/>
          </chart:series>
          <chart:series chart:label-cell-address="df_TimingAnalysis.$Q$13" chart:values-cell-range-address="df_TimingAnalysis.$Q$14:.$Q$72" chart:class="chart:scatter" chart:attached-axis="primary-y" chart:style-name="G0S3">
            <chart:domain table:cell-range-address="df_TimingAnalysis.$M$14:.$M$72"/>
            <chart:data-point chart:repeated="5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85.3231496062992pt" svg:width="982.5767716535433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lehrs_TimingAnalysis.$E$11" chart:values-cell-range-address="lehrs_TimingAnalysis.$E$13:.$E$21" chart:class="chart:scatter" chart:attached-axis="primary-y" chart:style-name="G0S0">
            <chart:domain table:cell-range-address="lehrs_TimingAnalysis.$G$13:.$G$21"/>
            <chart:data-point chart:repeated="9"/>
          </chart:series>
          <chart:series chart:label-cell-address="lehrs_TimingAnalysis.$I$12" chart:values-cell-range-address="lehrs_TimingAnalysis.$I$13:.$I$21" chart:class="chart:scatter" chart:attached-axis="primary-y" chart:style-name="G0S1">
            <chart:domain table:cell-range-address="lehrs_TimingAnalysis.$G$13:.$G$21"/>
            <chart:data-point chart:repeated="9"/>
          </chart:series>
          <chart:series chart:label-cell-address="lehrs_TimingAnalysis.$J$13" chart:values-cell-range-address="lehrs_TimingAnalysis.$J$13:.$J$21" chart:class="chart:scatter" chart:attached-axis="primary-y" chart:style-name="G0S2">
            <chart:domain table:cell-range-address="lehrs_TimingAnalysis.$D$13:.$D$21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4472c4" svg:stroke-opacity="100%" draw:stroke-linejoin="round" svg:stroke-linecap="round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ed7d31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02.4037007874016pt" svg:width="531.602598425197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</chart:axis>
          <chart:series chart:label-cell-address="df_OperationalAnalysis.$D$11" chart:values-cell-range-address="df_OperationalAnalysis.$D$14:.$D$18" chart:class="chart:scatter" chart:attached-axis="primary-y" chart:style-name="G0S0">
            <chart:domain table:cell-range-address="df_OperationalAnalysis.$C$14:.$C$18"/>
            <chart:data-point chart:repeated="4"/>
            <chart:data-point chart:style-name="G0S0P4"/>
          </chart:series>
          <chart:series chart:label-cell-address="df_OperationalAnalysis.$N$12" chart:values-cell-range-address="df_OperationalAnalysis.$N$13:.$N$49" chart:class="chart:scatter" chart:attached-axis="primary-y" chart:style-name="G0S1">
            <chart:domain table:cell-range-address="df_OperationalAnalysis.$L$13:.$L$49"/>
            <chart:data-point chart:repeated="32"/>
          </chart:series>
          <chart:series chart:label-cell-address="df_OperationalAnalysis.$O$11" chart:values-cell-range-address="df_OperationalAnalysis.$O$13:.$O$49" chart:class="chart:scatter" chart:attached-axis="primary-y" chart:style-name="G0S2">
            <chart:domain table:cell-range-address="df_OperationalAnalysis.$L$13:.$L$49"/>
            <chart:data-point chart:repeated="32"/>
          </chart:series>
          <chart:series chart:label-cell-address="df_OperationalAnalysis.$P$12" chart:values-cell-range-address="df_OperationalAnalysis.$P$13:.$P$49" chart:class="chart:scatter" chart:attached-axis="primary-y" chart:style-name="G0S3">
            <chart:domain table:cell-range-address="df_OperationalAnalysis.$L$13:.$L$49"/>
            <chart:data-point chart:repeated="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53.0311811023622pt" svg:width="961.1423622047245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OperationalAnalysis.$D$8" chart:values-cell-range-address="OperationalAnalysis.$D$11:.$D$26" chart:class="chart:scatter" chart:attached-axis="primary-y" chart:style-name="G0S0">
            <chart:domain table:cell-range-address="OperationalAnalysis.$C$11:.$C$26"/>
            <chart:data-point chart:repeated="16"/>
          </chart:series>
          <chart:series chart:label-cell-address="OperationalAnalysis.$L$8" chart:values-cell-range-address="OperationalAnalysis.$L$11:.$L$26" chart:class="chart:scatter" chart:attached-axis="primary-y" chart:style-name="G0S1">
            <chart:domain table:cell-range-address="OperationalAnalysis.$K$11:.$K$26"/>
            <chart:data-point chart:repeated="1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